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C7000000BC08008EE2C9E78A0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1" svg:font-family="'Courier New'" style:font-family-generic="modern" style:font-pitch="fixed"/>
    <style:font-face style:name="Courier New3" svg:font-family="'Courier New'" style:font-adornments="標準" style:font-family-generic="modern" style:font-pitch="fixed"/>
    <style:font-face style:name="Arial" svg:font-family="Arial" style:font-pitch="variable"/>
    <style:font-face style:name="Arial3" svg:font-family="Arial" style:font-adornments="標準" style:font-pitch="variable"/>
    <style:font-face style:name="Calibri" svg:font-family="Calibri" style:font-pitch="variable"/>
    <style:font-face style:name="Calibri1" svg:font-family="Calibri" style:font-adornments="標準" style:font-pitch="variable"/>
    <style:font-face style:name="Courier New" svg:font-family="'Courier New'" style:font-pitch="variable"/>
    <style:font-face style:name="Courier New4" svg:font-family="'Courier New'" style:font-adornments="標準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ource Sans Pro4" svg:font-family="'Source Sans Pro'" style:font-adornments="標準" style:font-pitch="variable"/>
    <style:font-face style:name="ＭＳ Ｐゴシック1" svg:font-family="'ＭＳ Ｐゴシック'" style:font-pitch="variable"/>
    <style:font-face style:name="Courier New2" svg:font-family="'Courier New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Arial2" svg:font-family="Arial" style:font-family-generic="swiss" style:font-pitch="variable"/>
    <style:font-face style:name="Arial4" svg:font-family="Arial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_5f_1" style:list-style-name="L1">
      <style:graphic-properties draw:stroke="none" draw:fill="none" draw:fill-color="#ffffff" draw:textarea-horizontal-align="justify" draw:textarea-vertical-align="bottom" draw:auto-grow-height="false" fo:min-height="5.112cm" fo:min-width="21.892cm" fo:padding-top="0.127cm" fo:padding-bottom="0.127cm" fo:padding-left="0.254cm" fo:padding-right="0.254cm" fo:wrap-option="wrap" draw:shadow-color="#808080"/>
    </style:style>
    <style:style style:name="gr2" style:family="graphic" style:parent-style-name="Standard_5f_1">
      <style:graphic-properties draw:stroke="none" draw:fill="none" draw:fill-color="#ffffff" draw:textarea-horizontal-align="left" draw:textarea-vertical-align="middle" draw:auto-grow-height="false" fo:min-height="5.108cm" fo:min-width="21.9cm" fo:padding-top="0.13cm" fo:padding-bottom="0.13cm" fo:padding-left="0.25cm" fo:padding-right="0.25cm" fo:wrap-option="no-wrap" draw:shadow-color="#808080"/>
    </style:style>
    <style:style style:name="gr3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4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1.006cm" fo:min-width="0.911cm" fo:padding-top="0.125cm" fo:padding-bottom="0.125cm" fo:padding-left="0.251cm" fo:padding-right="0.251cm" fo:wrap-option="wrap" draw:shadow-color="#808080"/>
    </style:style>
    <style:style style:name="gr5" style:family="graphic" style:parent-style-name="Standard_5f_1" style:list-style-name="L2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6" style:family="graphic">
      <style:graphic-properties style:protect="size"/>
    </style:style>
    <style:style style:name="gr7" style:family="graphic" style:parent-style-name="Standard_5f_1">
      <style:graphic-properties draw:stroke="none" draw:fill="none" draw:fill-color="#ffffff" draw:textarea-horizontal-align="left" draw:textarea-vertical-align="middle" draw:auto-grow-height="false" fo:min-height="12.216cm" fo:min-width="14.803cm" fo:padding-top="0.13cm" fo:padding-bottom="0.13cm" fo:padding-left="0.25cm" fo:padding-right="0.25cm" fo:wrap-option="no-wrap" draw:shadow-color="#808080"/>
    </style:style>
    <style:style style:name="gr8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9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10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11" style:family="graphic" style:parent-style-name="Standard_5f_1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12" style:family="graphic" style:parent-style-name="Standard_5f_1" style:list-style-name="L3">
      <style:graphic-properties draw:stroke="none" draw:fill="none" draw:fill-color="#ffffff" draw:textarea-horizontal-align="justify" draw:textarea-vertical-align="top" draw:auto-grow-height="false" fo:min-height="14.168cm" fo:min-width="23.992cm" fo:padding-top="0.127cm" fo:padding-bottom="0.127cm" fo:padding-left="0.254cm" fo:padding-right="0.254cm" fo:wrap-option="wrap" draw:shadow-color="#808080"/>
    </style:style>
    <style:style style:name="gr13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14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1.006cm" fo:min-width="0.91cm" fo:padding-top="0.125cm" fo:padding-bottom="0.125cm" fo:padding-left="0.251cm" fo:padding-right="0.251cm" fo:wrap-option="wrap" draw:shadow-color="#808080"/>
    </style:style>
    <style:style style:name="gr15" style:family="graphic" style:parent-style-name="Standard_5f_1" style:list-style-name="L2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16" style:family="graphic" style:parent-style-name="Standard_5f_1" style:list-style-name="L6">
      <style:graphic-properties draw:stroke="none" draw:fill="none" draw:fill-color="#ffffff" draw:textarea-horizontal-align="justify" draw:textarea-vertical-align="top" draw:auto-grow-height="false" fo:min-height="13.115cm" fo:min-width="14.801cm" fo:padding-top="0.125cm" fo:padding-bottom="0.125cm" fo:padding-left="0.251cm" fo:padding-right="0.251cm" fo:wrap-option="wrap" draw:shadow-color="#808080"/>
    </style:style>
    <style:style style:name="gr17" style:family="graphic" style:parent-style-name="Standard_5f_1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18" style:family="graphic" style:parent-style-name="Standard_5f_1" style:list-style-name="L7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19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20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21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22" style:family="graphic" style:parent-style-name="Standard_5f_1" style:list-style-name="L6">
      <style:graphic-properties draw:stroke="none" draw:fill="none" draw:fill-color="#ffffff" draw:textarea-horizontal-align="justify" draw:textarea-vertical-align="top" draw:auto-grow-height="false" fo:min-height="4.501cm" fo:min-width="3.248cm" fo:padding-top="0.125cm" fo:padding-bottom="0.125cm" fo:padding-left="0.25cm" fo:padding-right="0.25cm" fo:wrap-option="wrap" draw:shadow-color="#808080"/>
    </style:style>
    <style:style style:name="gr23" style:family="graphic" style:parent-style-name="Standard_5f_1">
      <style:graphic-properties draw:stroke="none" draw:fill="none" draw:fill-color="#ffffff" draw:textarea-horizontal-align="left" draw:textarea-vertical-align="middle" draw:auto-grow-height="false" fo:min-height="13.105cm" fo:min-width="14.803cm" fo:padding-top="0.13cm" fo:padding-bottom="0.13cm" fo:padding-left="0.25cm" fo:padding-right="0.25cm" fo:wrap-option="no-wrap" draw:shadow-color="#808080"/>
    </style:style>
    <style:style style:name="gr24" style:family="graphic" style:parent-style-name="Standard_5f_1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25" style:family="graphic" style:parent-style-name="Standard_5f_1" style:list-style-name="L3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26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27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28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29" style:family="graphic" style:parent-style-name="Standard_5f_1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30" style:family="graphic" style:parent-style-name="Standard_5f_1" style:list-style-name="L3">
      <style:graphic-properties draw:stroke="none" draw:fill="none" draw:fill-color="#ffffff" draw:textarea-horizontal-align="justify" draw:textarea-vertical-align="top" draw:auto-grow-height="false" fo:min-height="14.733cm" fo:min-width="21.892cm" fo:padding-top="0.127cm" fo:padding-bottom="0.127cm" fo:padding-left="0.254cm" fo:padding-right="0.254cm" fo:wrap-option="wrap" draw:shadow-color="#808080"/>
    </style:style>
    <style:style style:name="gr31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32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33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34" style:family="graphic" style:parent-style-name="Standard_5f_1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35" style:family="graphic" style:parent-style-name="Standard_5f_1" style:list-style-name="L3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36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37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38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39" style:family="graphic" style:parent-style-name="Standard_5f_1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40" style:family="graphic" style:parent-style-name="Standard_5f_1" style:list-style-name="L3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41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42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43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44" style:family="graphic" style:parent-style-name="Standard_5f_1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45" style:family="graphic" style:parent-style-name="Standard_5f_1" style:list-style-name="L3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46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47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48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49" style:family="graphic" style:parent-style-name="Standard_5f_1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50" style:family="graphic" style:parent-style-name="Standard_5f_1" style:list-style-name="L7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51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52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53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54" style:family="graphic" style:parent-style-name="Standard_5f_1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55" style:family="graphic" style:parent-style-name="Standard_5f_1" style:list-style-name="L7">
      <style:graphic-properties draw:stroke="none" draw:fill="none" draw:fill-color="#ffffff" draw:textarea-horizontal-align="justify" draw:textarea-vertical-align="top" draw:auto-grow-height="false" fo:min-height="14.333cm" fo:min-width="21.892cm" fo:padding-top="0.127cm" fo:padding-bottom="0.127cm" fo:padding-left="0.254cm" fo:padding-right="0.254cm" fo:wrap-option="wrap" draw:shadow-color="#808080"/>
    </style:style>
    <style:style style:name="gr56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57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58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59" style:family="graphic" style:parent-style-name="Standard_5f_1" style:list-style-name="L10">
      <style:graphic-properties draw:stroke="none" draw:fill="none" draw:fill-color="#ffffff" draw:textarea-horizontal-align="justify" draw:textarea-vertical-align="top" draw:auto-grow-height="false" fo:min-height="13.115cm" fo:min-width="14.801cm" fo:padding-top="0.125cm" fo:padding-bottom="0.125cm" fo:padding-left="0.251cm" fo:padding-right="0.251cm" fo:wrap-option="wrap" draw:shadow-color="#808080"/>
    </style:style>
    <style:style style:name="gr60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61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1.006cm" fo:min-width="0.91cm" fo:padding-top="0.125cm" fo:padding-bottom="0.125cm" fo:padding-left="0.251cm" fo:padding-right="0.251cm" fo:wrap-option="wrap" draw:shadow-color="#808080"/>
    </style:style>
    <style:style style:name="gr62" style:family="graphic" style:parent-style-name="Standard_5f_1" style:list-style-name="L2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63" style:family="graphic" style:parent-style-name="Standard_5f_1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64" style:family="graphic" style:parent-style-name="Standard_5f_1" style:list-style-name="L3">
      <style:graphic-properties draw:stroke="none" draw:fill="none" draw:fill-color="#ffffff" draw:textarea-horizontal-align="justify" draw:textarea-vertical-align="top" draw:auto-grow-height="false" fo:min-height="14.868cm" fo:min-width="21.892cm" fo:padding-top="0.127cm" fo:padding-bottom="0.127cm" fo:padding-left="0.254cm" fo:padding-right="0.254cm" fo:wrap-option="wrap" draw:shadow-color="#808080"/>
    </style:style>
    <style:style style:name="gr65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66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67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68" style:family="graphic" style:parent-style-name="Standard_5f_1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69" style:family="graphic" style:parent-style-name="Standard_5f_1" style:list-style-name="L3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70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71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72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7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7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7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06cm" fo:min-width="0.91cm" fo:padding-top="0.125cm" fo:padding-bottom="0.125cm" fo:padding-left="0.251cm" fo:padding-right="0.251cm" fo:wrap-option="wrap" draw:shadow-color="#808080"/>
    </style:style>
    <style:style style:name="gr8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3.115cm" fo:min-width="14.801cm" fo:padding-top="0.125cm" fo:padding-bottom="0.125cm" fo:padding-left="0.251cm" fo:padding-right="0.251cm" fo:wrap-option="wrap" draw:shadow-color="#808080"/>
    </style:style>
    <style:style style:name="gr8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8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06cm" fo:min-width="0.91cm" fo:padding-top="0.125cm" fo:padding-bottom="0.125cm" fo:padding-left="0.251cm" fo:padding-right="0.251cm" fo:wrap-option="wrap" draw:shadow-color="#808080"/>
    </style:style>
    <style:style style:name="gr8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4.752cm" fo:min-width="21.892cm" fo:padding-top="0.127cm" fo:padding-bottom="0.127cm" fo:padding-left="0.254cm" fo:padding-right="0.254cm" fo:wrap-option="wrap" draw:shadow-color="#808080"/>
    </style:style>
    <style:style style:name="gr9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5cm" fo:min-width="14.803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9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1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11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12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06cm" fo:min-width="0.911cm" fo:padding-top="0.125cm" fo:padding-bottom="0.125cm" fo:padding-left="0.251cm" fo:padding-right="0.251cm" fo:wrap-option="wrap" draw:shadow-color="#808080"/>
    </style:style>
    <style:style style:name="gr1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13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13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14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1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14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1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15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1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15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16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false" fo:min-height="13.114cm" fo:min-width="14.801cm" fo:padding-top="0.125cm" fo:padding-bottom="0.125cm" fo:padding-left="0.251cm" fo:padding-right="0.251cm" fo:wrap-option="wrap" draw:shadow-color="#808080"/>
    </style:style>
    <style:style style:name="gr16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16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06cm" fo:min-width="0.911cm" fo:padding-top="0.125cm" fo:padding-bottom="0.125cm" fo:padding-left="0.251cm" fo:padding-right="0.251cm" fo:wrap-option="wrap" draw:shadow-color="#808080"/>
    </style:style>
    <style:style style:name="gr16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16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17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false" fo:min-height="13.114cm" fo:min-width="14.801cm" fo:padding-top="0.125cm" fo:padding-bottom="0.125cm" fo:padding-left="0.251cm" fo:padding-right="0.251cm" fo:wrap-option="wrap" draw:shadow-color="#808080"/>
    </style:style>
    <style:style style:name="gr17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17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06cm" fo:min-width="0.911cm" fo:padding-top="0.125cm" fo:padding-bottom="0.125cm" fo:padding-left="0.251cm" fo:padding-right="0.251cm" fo:wrap-option="wrap" draw:shadow-color="#808080"/>
    </style:style>
    <style:style style:name="gr17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5pt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5p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10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76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76cm"/>
          <style:tab-stop style:position="29.942cm"/>
          <style:tab-stop style:position="29.946cm"/>
          <style:tab-stop style:position="29.95cm"/>
        </style:tab-stops>
      </style:paragraph-properties>
      <style:text-properties fo:font-size="19.8999996185303pt"/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14" style:family="paragraph">
      <style:paragraph-properties fo:margin-left="0cm" fo:margin-right="0cm" fo:margin-top="0.132cm" fo:margin-bottom="0cm" fo:line-height="90%" fo:text-indent="0cm" style:punctuation-wrap="hanging" style:line-break="strict"/>
    </style:style>
    <style:style style:name="P15" style:family="paragraph">
      <style:paragraph-properties fo:margin-left="2.063cm" fo:margin-right="0cm" fo:margin-top="0.132cm" fo:margin-bottom="0cm" fo:line-height="90%" fo:text-align="start" fo:text-indent="-0.763cm" style:punctuation-wrap="hanging" style:line-break="strict" style:writing-mode="lr-tb"/>
    </style:style>
    <style:style style:name="P16" style:family="paragraph">
      <style:paragraph-properties fo:margin-left="0cm" fo:margin-right="0cm" fo:margin-top="0.132cm" fo:margin-bottom="0cm" fo:line-height="90%" fo:text-align="start" fo:text-indent="0cm" style:punctuation-wrap="hanging" style:line-break="strict" style:writing-mode="lr-tb"/>
    </style:style>
    <style:style style:name="P17" style:family="paragraph">
      <style:paragraph-properties fo:margin-left="0cm" fo:margin-right="0cm" fo:margin-top="0.132cm" fo:margin-bottom="0cm" fo:line-height="90%" fo:text-indent="0cm" style:punctuation-wrap="hanging" style:line-break="strict" style:writing-mode="lr-tb"/>
    </style:style>
    <style:style style:name="P18" style:family="paragraph">
      <style:paragraph-properties fo:margin-left="2.063cm" fo:margin-right="0cm" fo:margin-top="0.132cm" fo:margin-bottom="0cm" fo:line-height="90%" fo:text-indent="-0.763cm" style:punctuation-wrap="hanging" style:line-break="strict" style:writing-mode="lr-tb"/>
    </style:style>
    <style:style style:name="P19" style:family="paragraph">
      <style:paragraph-properties fo:margin-left="2.063cm" fo:margin-right="0cm" fo:margin-top="0.132cm" fo:margin-bottom="0cm" fo:line-height="90%" fo:text-align="start" fo:text-indent="-0.763cm" style:punctuation-wrap="hanging" style:line-break="strict" style:writing-mode="lr-tb">
        <style:tab-stops>
          <style:tab-stop style:position="0cm"/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  <style:tab-stop style:position="24.143cm"/>
          <style:tab-stop style:position="25.391cm"/>
          <style:tab-stop style:position="26.639cm"/>
          <style:tab-stop style:position="27.887cm"/>
        </style:tab-stops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.132cm" fo:margin-bottom="0cm" fo:line-height="90%" fo:text-indent="0cm" style:punctuation-wrap="hanging" style:line-break="strict" style:writing-mode="lr-tb" style:font-independent-line-spacing="true"/>
      <style:text-properties fo:font-size="19.8999996185303pt"/>
    </style:style>
    <style:style style:name="P21" style:family="paragraph">
      <style:paragraph-properties fo:margin-left="0.268cm" fo:margin-right="0cm" fo:margin-top="0.158cm" fo:margin-bottom="0cm" fo:line-height="100%" fo:text-indent="-0.238cm" style:punctuation-wrap="simple" style:line-break="normal"/>
    </style:style>
    <style:style style:name="P22" style:family="paragraph">
      <loext:graphic-properties draw:fill="none" draw:fill-color="#ffffff"/>
      <style:paragraph-properties fo:margin-left="0.268cm" fo:margin-right="0cm" fo:margin-top="0.158cm" fo:margin-bottom="0cm" fo:line-height="100%" fo:text-indent="-0.238cm" style:punctuation-wrap="simple" style:line-break="normal" style:writing-mode="lr-tb" style:font-independent-line-spacing="true"/>
      <style:text-properties fo:font-size="19.5pt"/>
    </style:style>
    <style:style style:name="P23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24" style:family="paragraph">
      <style:paragraph-properties fo:margin-left="2.059cm" fo:margin-right="0cm" fo:margin-top="0.141cm" fo:margin-bottom="0cm" fo:line-height="90%" fo:text-align="start" fo:text-indent="-0.754cm" style:punctuation-wrap="hanging" style:line-break="strict" style:writing-mode="lr-tb"/>
    </style:style>
    <style:style style:name="P25" style:family="paragraph">
      <style:paragraph-properties fo:margin-left="0.934cm" fo:margin-right="0cm" fo:margin-top="0.141cm" fo:margin-bottom="0cm" fo:line-height="90%" fo:text-indent="-0.912cm" style:punctuation-wrap="hanging" style:line-break="strict" style:writing-mode="lr-tb"/>
    </style:style>
    <style:style style:name="P26" style:family="paragraph">
      <loext:graphic-properties draw:fill="none" draw:fill-color="#ffffff"/>
      <style:paragraph-properties fo:margin-left="0cm" fo:margin-right="0cm" fo:margin-top="0.141cm" fo:margin-bottom="0cm" fo:line-height="90%" fo:text-indent="0cm" style:punctuation-wrap="hanging" style:line-break="strict" style:writing-mode="lr-tb" style:font-independent-line-spacing="true"/>
      <style:text-properties fo:font-size="19.8999996185303pt"/>
    </style:style>
    <style:style style:name="P27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8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  <style:text-properties fo:font-size="19.8999996185303pt"/>
    </style:style>
    <style:style style:name="P29" style:family="paragraph">
      <style:paragraph-properties fo:margin-left="2.059cm" fo:margin-right="0cm" fo:margin-top="0.141cm" fo:margin-bottom="0cm" fo:line-height="90%" fo:text-align="start" fo:text-indent="-0.763cm" style:punctuation-wrap="hanging" style:line-break="strict" style:writing-mode="lr-tb"/>
    </style:style>
    <style:style style:name="P30" style:family="paragraph">
      <style:paragraph-properties fo:margin-left="0.934cm" fo:margin-right="0cm" fo:margin-top="0.141cm" fo:margin-bottom="0cm" fo:line-height="90%" fo:text-indent="-0.921cm" style:punctuation-wrap="hanging" style:line-break="strict" style:writing-mode="lr-tb"/>
    </style:style>
    <style:style style:name="P31" style:family="paragraph">
      <style:paragraph-properties fo:margin-left="0cm" fo:margin-right="0cm" fo:margin-top="0.123cm" fo:margin-bottom="0cm" fo:text-indent="0cm" style:punctuation-wrap="hanging" style:line-break="strict"/>
    </style:style>
    <style:style style:name="P32" style:family="paragraph">
      <style:paragraph-properties fo:margin-left="2.063cm" fo:margin-right="0cm" fo:margin-top="0.123cm" fo:margin-bottom="0cm" fo:line-height="100%" fo:text-align="start" fo:text-indent="-0.763cm" style:punctuation-wrap="hanging" style:line-break="strict" style:writing-mode="lr-tb"/>
    </style:style>
    <style:style style:name="P33" style:family="paragraph">
      <style:paragraph-properties fo:margin-left="0cm" fo:margin-right="0cm" fo:margin-top="0.123cm" fo:margin-bottom="0cm" fo:line-height="100%" fo:text-indent="0cm" style:punctuation-wrap="hanging" style:line-break="strict" style:writing-mode="lr-tb"/>
    </style:style>
    <style:style style:name="P34" style:family="paragraph">
      <style:paragraph-properties fo:margin-left="0.934cm" fo:margin-right="0cm" fo:margin-top="0.123cm" fo:margin-bottom="0cm" fo:line-height="100%" fo:text-indent="-0.921cm" style:punctuation-wrap="hanging" style:line-break="strict" style:writing-mode="lr-tb"/>
    </style:style>
    <style:style style:name="P35" style:family="paragraph">
      <loext:graphic-properties draw:fill="none" draw:fill-color="#ffffff"/>
      <style:paragraph-properties fo:margin-left="0cm" fo:margin-right="0cm" fo:margin-top="0.123cm" fo:margin-bottom="0cm" fo:text-indent="0cm" style:punctuation-wrap="hanging" style:line-break="strict" style:writing-mode="lr-tb" style:font-independent-line-spacing="true"/>
      <style:text-properties fo:font-size="19.8999996185303pt"/>
    </style:style>
    <style:style style:name="P36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37" style:family="paragraph">
      <style:paragraph-properties fo:margin-left="2.063cm" fo:margin-right="0cm" fo:margin-top="0.141cm" fo:margin-bottom="0cm" fo:line-height="100%" fo:text-align="start" fo:text-indent="-0.763cm" style:punctuation-wrap="hanging" style:line-break="strict" style:writing-mode="lr-tb"/>
    </style:style>
    <style:style style:name="P38" style:family="paragraph">
      <style:paragraph-properties fo:margin-left="0cm" fo:margin-right="0cm" fo:margin-top="0.141cm" fo:margin-bottom="0cm" fo:line-height="100%" fo:text-indent="0cm" style:punctuation-wrap="hanging" style:line-break="strict" style:writing-mode="lr-tb"/>
    </style:style>
    <style:style style:name="P39" style:family="paragraph">
      <style:paragraph-properties fo:margin-left="0.934cm" fo:margin-right="0cm" fo:margin-top="0.141cm" fo:margin-bottom="0cm" fo:line-height="100%" fo:text-indent="-0.921cm" style:punctuation-wrap="hanging" style:line-break="strict" style:writing-mode="lr-tb"/>
    </style:style>
    <style:style style:name="P40" style:family="paragraph">
      <loext:graphic-properties draw:fill="none" draw:fill-color="#ffffff"/>
      <style:paragraph-properties fo:margin-left="0cm" fo:margin-right="0cm" fo:margin-top="0.141cm" fo:margin-bottom="0cm" fo:text-indent="0cm" style:punctuation-wrap="hanging" style:line-break="strict" style:writing-mode="lr-tb" style:font-independent-line-spacing="true"/>
      <style:text-properties fo:font-size="19.8999996185303pt"/>
    </style:style>
    <style:style style:name="P41" style:family="paragraph">
      <style:paragraph-properties fo:margin-left="0cm" fo:margin-right="0cm" fo:margin-top="0.123cm" fo:margin-bottom="0cm" fo:line-height="80%" fo:text-indent="0cm" style:punctuation-wrap="hanging" style:line-break="strict"/>
    </style:style>
    <style:style style:name="P42" style:family="paragraph">
      <style:paragraph-properties fo:margin-left="0cm" fo:margin-right="0cm" fo:margin-top="0.123cm" fo:margin-bottom="0cm" fo:line-height="80%" fo:text-align="start" fo:text-indent="0cm" style:punctuation-wrap="hanging" style:line-break="strict" style:writing-mode="lr-tb"/>
    </style:style>
    <style:style style:name="P43" style:family="paragraph">
      <style:paragraph-properties fo:margin-left="0.934cm" fo:margin-right="0cm" fo:margin-top="0.123cm" fo:margin-bottom="0cm" fo:line-height="80%" fo:text-indent="-0.912cm" style:punctuation-wrap="hanging" style:line-break="strict" style:writing-mode="lr-tb"/>
    </style:style>
    <style:style style:name="P44" style:family="paragraph">
      <style:paragraph-properties fo:margin-left="0cm" fo:margin-right="0cm" fo:margin-top="0.123cm" fo:margin-bottom="0cm" fo:line-height="80%" fo:text-indent="0cm" style:punctuation-wrap="hanging" style:line-break="strict" style:writing-mode="lr-tb"/>
    </style:style>
    <style:style style:name="P45" style:family="paragraph">
      <style:paragraph-properties fo:margin-left="0.934cm" fo:margin-right="0cm" fo:margin-top="0.123cm" fo:margin-bottom="0cm" fo:line-height="100%" fo:text-indent="-0.912cm" style:punctuation-wrap="hanging" style:line-break="strict" style:writing-mode="lr-tb"/>
    </style:style>
    <style:style style:name="P46" style:family="paragraph">
      <loext:graphic-properties draw:fill="none" draw:fill-color="#ffffff"/>
      <style:paragraph-properties fo:margin-left="0cm" fo:margin-right="0cm" fo:margin-top="0.123cm" fo:margin-bottom="0cm" fo:line-height="80%" fo:text-indent="0cm" style:punctuation-wrap="hanging" style:line-break="strict" style:writing-mode="lr-tb" style:font-independent-line-spacing="true"/>
      <style:text-properties fo:font-size="19.8999996185303pt"/>
    </style:style>
    <style:style style:name="P47" style:family="paragraph">
      <style:paragraph-properties fo:margin-left="0cm" fo:margin-right="0cm" fo:margin-top="0.123cm" fo:margin-bottom="0cm" fo:line-height="90%" fo:text-indent="0cm" style:punctuation-wrap="hanging" style:line-break="strict"/>
    </style:style>
    <style:style style:name="P48" style:family="paragraph">
      <style:paragraph-properties fo:margin-left="0cm" fo:margin-right="0cm" fo:margin-top="0.123cm" fo:margin-bottom="0cm" fo:line-height="90%" fo:text-align="start" fo:text-indent="0cm" style:punctuation-wrap="hanging" style:line-break="strict" style:writing-mode="lr-tb"/>
    </style:style>
    <style:style style:name="P49" style:family="paragraph">
      <style:paragraph-properties fo:margin-left="0cm" fo:margin-right="0cm" fo:margin-top="0.123cm" fo:margin-bottom="0cm" fo:line-height="90%" fo:text-indent="0cm" style:punctuation-wrap="hanging" style:line-break="strict" style:writing-mode="lr-tb"/>
    </style:style>
    <style:style style:name="P50" style:family="paragraph">
      <style:paragraph-properties fo:margin-left="2.046cm" fo:margin-right="0cm" fo:margin-top="0.123cm" fo:margin-bottom="0cm" fo:line-height="90%" fo:text-align="start" fo:text-indent="-0.754cm" style:punctuation-wrap="hanging" style:line-break="strict" style:writing-mode="lr-tb"/>
    </style:style>
    <style:style style:name="P51" style:family="paragraph">
      <style:paragraph-properties fo:margin-left="0.934cm" fo:margin-right="0cm" fo:margin-top="0.123cm" fo:margin-bottom="0cm" fo:line-height="90%" fo:text-indent="-0.912cm" style:punctuation-wrap="hanging" style:line-break="strict" style:writing-mode="lr-tb"/>
    </style:style>
    <style:style style:name="P52" style:family="paragraph">
      <loext:graphic-properties draw:fill="none" draw:fill-color="#ffffff"/>
      <style:paragraph-properties fo:margin-left="0cm" fo:margin-right="0cm" fo:margin-top="0.123cm" fo:margin-bottom="0cm" fo:line-height="90%" fo:text-indent="0cm" style:punctuation-wrap="hanging" style:line-break="strict" style:writing-mode="lr-tb" style:font-independent-line-spacing="true"/>
      <style:text-properties fo:font-size="19.8999996185303pt"/>
    </style:style>
    <style:style style:name="P53" style:family="paragraph">
      <style:paragraph-properties fo:margin-left="0cm" fo:margin-right="0cm" fo:margin-top="0.158cm" fo:margin-bottom="0cm" fo:line-height="100%" fo:text-indent="0cm" style:punctuation-wrap="simple" style:line-break="normal"/>
    </style:style>
    <style:style style:name="P54" style:family="paragraph">
      <loext:graphic-properties draw:fill="none" draw:fill-color="#ffffff"/>
      <style:paragraph-properties fo:margin-left="0cm" fo:margin-right="0cm" fo:margin-top="0.158cm" fo:margin-bottom="0cm" fo:line-height="100%" fo:text-indent="0cm" style:punctuation-wrap="simple" style:line-break="normal" style:writing-mode="lr-tb" style:font-independent-line-spacing="true"/>
      <style:text-properties fo:font-size="19.5pt"/>
    </style:style>
    <style:style style:name="P55" style:family="paragraph">
      <style:paragraph-properties fo:margin-left="2.059cm" fo:margin-right="0cm" fo:margin-top="0.141cm" fo:margin-bottom="0cm" fo:line-height="90%" fo:text-indent="-0.763cm" style:punctuation-wrap="hanging" style:line-break="strict" style:writing-mode="lr-tb"/>
    </style:style>
    <style:style style:name="P56" style:family="paragraph">
      <style:paragraph-properties fo:margin-left="0cm" fo:margin-right="0cm" fo:margin-top="0.123cm" fo:margin-bottom="0cm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8cm"/>
          <style:tab-stop style:position="26.528cm"/>
          <style:tab-stop style:position="27.776cm"/>
          <style:tab-stop style:position="29.024cm"/>
        </style:tab-stops>
      </style:paragraph-properties>
    </style:style>
    <style:style style:name="P57" style:family="paragraph">
      <style:paragraph-properties fo:margin-left="0cm" fo:margin-right="0cm" fo:margin-top="0.123cm" fo:margin-bottom="0cm" fo:text-align="start" fo:text-indent="0cm" style:punctuation-wrap="hanging" style:line-break="strict"/>
    </style:style>
    <style:style style:name="P58" style:family="paragraph">
      <style:paragraph-properties fo:margin-left="2.059cm" fo:margin-right="0cm" fo:margin-top="0.123cm" fo:margin-bottom="0cm" fo:line-height="100%" fo:text-align="start" fo:text-indent="-0.772cm" style:punctuation-wrap="hanging" style:line-break="strict" style:writing-mode="lr-tb"/>
    </style:style>
    <style:style style:name="P59" style:family="paragraph">
      <style:paragraph-properties fo:margin-left="0.939cm" fo:margin-right="0cm" fo:margin-top="0.123cm" fo:margin-bottom="0cm" fo:line-height="100%" fo:text-align="start" fo:text-indent="-0.926cm" style:punctuation-wrap="hanging" style:line-break="strict" style:writing-mode="lr-tb"/>
    </style:style>
    <style:style style:name="P60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8cm"/>
          <style:tab-stop style:position="29.942cm"/>
          <style:tab-stop style:position="29.946cm"/>
          <style:tab-stop style:position="29.95cm"/>
        </style:tab-stops>
      </style:paragraph-properties>
    </style:style>
    <style:style style:name="P61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8cm"/>
          <style:tab-stop style:position="29.942cm"/>
          <style:tab-stop style:position="29.946cm"/>
          <style:tab-stop style:position="29.95cm"/>
        </style:tab-stops>
      </style:paragraph-properties>
      <style:text-properties fo:font-size="19.8999996185303pt"/>
    </style:style>
    <style:style style:name="P62" style:family="paragraph">
      <style:paragraph-properties fo:margin-left="0cm" fo:margin-right="0cm" fo:margin-top="0.141cm" fo:margin-bottom="0cm" fo:line-height="90%" fo:text-align="start" fo:text-indent="0cm" style:punctuation-wrap="hanging" style:line-break="strict" style:writing-mode="lr-tb"/>
    </style:style>
    <style:style style:name="P63" style:family="paragraph">
      <style:paragraph-properties fo:margin-left="2.046cm" fo:margin-right="0cm" fo:margin-top="0.141cm" fo:margin-bottom="0cm" fo:line-height="90%" fo:text-align="start" fo:text-indent="-0.763cm" style:punctuation-wrap="hanging" style:line-break="strict" style:writing-mode="lr-tb"/>
    </style:style>
    <style:style style:name="P64" style:family="paragraph">
      <style:paragraph-properties fo:margin-left="2.063cm" fo:margin-right="0cm" fo:margin-top="0.141cm" fo:margin-bottom="0cm" fo:line-height="90%" fo:text-align="start" fo:text-indent="-0.763cm" style:punctuation-wrap="hanging" style:line-break="strict" style:writing-mode="lr-tb"/>
    </style:style>
    <style:style style:name="P65" style:family="paragraph">
      <style:paragraph-properties fo:margin-left="0cm" fo:margin-right="0cm" fo:margin-top="0.141cm" fo:margin-bottom="0cm" fo:line-height="90%" fo:text-indent="0cm" style:punctuation-wrap="hanging" style:line-break="strict" style:writing-mode="lr-tb"/>
    </style:style>
    <style:style style:name="P66" style:family="paragraph">
      <style:paragraph-properties fo:margin-left="0cm" fo:margin-right="0cm" fo:margin-top="0.105cm" fo:margin-bottom="0cm" fo:text-indent="0cm" style:punctuation-wrap="hanging" style:line-break="strict"/>
    </style:style>
    <style:style style:name="P67" style:family="paragraph">
      <style:paragraph-properties fo:margin-left="2.063cm" fo:margin-right="0cm" fo:margin-top="0.105cm" fo:margin-bottom="0cm" fo:line-height="100%" fo:text-align="start" fo:text-indent="-0.763cm" style:punctuation-wrap="hanging" style:line-break="strict" style:writing-mode="lr-tb"/>
    </style:style>
    <style:style style:name="P68" style:family="paragraph">
      <style:paragraph-properties fo:margin-left="2.063cm" fo:margin-right="0cm" fo:margin-top="0.105cm" fo:margin-bottom="0cm" fo:line-height="100%" fo:text-align="start" fo:text-indent="-0.763cm" style:text-autospace="ideograph-alpha" style:punctuation-wrap="hanging" style:line-break="strict" style:writing-mode="lr-tb">
        <style:tab-stops/>
      </style:paragraph-properties>
    </style:style>
    <style:style style:name="P69" style:family="paragraph">
      <style:paragraph-properties fo:margin-left="0.934cm" fo:margin-right="0cm" fo:margin-top="0.105cm" fo:margin-bottom="0cm" fo:line-height="100%" fo:text-indent="-0.921cm" style:punctuation-wrap="hanging" style:line-break="strict" style:writing-mode="lr-tb"/>
    </style:style>
    <style:style style:name="P70" style:family="paragraph">
      <loext:graphic-properties draw:fill="none" draw:fill-color="#ffffff"/>
      <style:paragraph-properties fo:margin-left="0cm" fo:margin-right="0cm" fo:margin-top="0.105cm" fo:margin-bottom="0cm" fo:text-indent="0cm" style:punctuation-wrap="hanging" style:line-break="strict" style:writing-mode="lr-tb" style:font-independent-line-spacing="true"/>
      <style:text-properties fo:font-size="19.8999996185303pt"/>
    </style:style>
    <style:style style:name="P71" style:family="paragraph">
      <style:paragraph-properties fo:margin-left="0cm" fo:margin-right="0cm" fo:margin-top="0.105cm" fo:margin-bottom="0cm" fo:line-height="100%" fo:text-indent="0cm" style:punctuation-wrap="hanging" style:line-break="strict" style:writing-mode="lr-tb"/>
    </style:style>
    <style:style style:name="P72" style:family="paragraph">
      <loext:graphic-properties draw:fill="none" draw:fill-color="#ffffff"/>
      <style:paragraph-properties fo:margin-left="0cm" fo:margin-right="0cm" fo:margin-top="0.105cm" fo:margin-bottom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73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74" style:family="paragraph">
      <style:paragraph-properties fo:margin-left="2.046cm" fo:margin-right="0cm" fo:margin-top="0.141cm" fo:margin-bottom="0cm" fo:line-height="100%" fo:text-align="start" fo:text-indent="-0.763cm" style:punctuation-wrap="hanging" style:line-break="strict" style:writing-mode="lr-tb"/>
    </style:style>
    <style:style style:name="P75" style:family="paragraph">
      <style:paragraph-properties fo:margin-left="0.939cm" fo:margin-right="0cm" fo:margin-top="0.123cm" fo:margin-bottom="0cm" fo:text-indent="-0.926cm" style:punctuation-wrap="hanging" style:line-break="strict"/>
    </style:style>
    <style:style style:name="P76" style:family="paragraph">
      <loext:graphic-properties draw:fill="none" draw:fill-color="#ffffff"/>
      <style:paragraph-properties fo:margin-left="0cm" fo:margin-right="0cm" fo:margin-top="0.123cm" fo:margin-bottom="0cm" fo:text-indent="0cm" style:punctuation-wrap="hanging" style:line-break="strict" style:writing-mode="lr-tb" style:font-independent-line-spacing="true"/>
      <style:text-properties style:font-name="Arial2" fo:font-size="18pt" style:font-size-asian="18pt" style:font-size-complex="18pt"/>
    </style:style>
    <style:style style:name="P77" style:family="paragraph">
      <style:paragraph-properties fo:margin-left="0.255cm" fo:margin-right="0cm" fo:margin-top="0.158cm" fo:margin-bottom="0cm" fo:line-height="100%" fo:text-indent="-0.242cm" style:punctuation-wrap="simple" style:line-break="normal"/>
    </style:style>
    <style:style style:name="T1" style:family="text">
      <style:text-properties fo:color="#9a9a9a" fo:font-size="44pt" fo:language="sv" fo:country="SE" style:font-name-asian="ＭＳ Ｐゴシック1" style:font-size-asian="44pt" style:language-asian="sv" style:country-asian="SE" style:font-name-complex="ＭＳ Ｐゴシック1" style:font-size-complex="44pt" style:language-complex="sv" style:country-complex="SE"/>
    </style:style>
    <style:style style:name="T2" style:family="text">
      <style:text-properties fo:color="#808080" style:font-name="Calibri" fo:font-size="10pt" fo:language="sv" fo:country="SE" style:font-size-asian="10pt" style:language-asian="sv" style:country-asian="SE" style:font-size-complex="10pt" style:language-complex="sv" style:country-complex="SE"/>
    </style:style>
    <style:style style:name="T3" style:family="text">
      <style:text-properties fo:color="#808080" fo:font-size="10pt" fo:language="sv" fo:country="SE" style:font-size-asian="10pt" style:language-asian="sv" style:country-asian="SE" style:font-size-complex="10pt" style:language-complex="sv" style:country-complex="SE"/>
    </style:style>
    <style:style style:name="T4" style:family="text">
      <style:text-properties fo:color="#9a9a9a" fo:font-size="32pt" fo:language="sv" fo:country="SE" style:font-name-asian="ＭＳ Ｐゴシック1" style:font-size-asian="32pt" style:language-asian="sv" style:country-asian="SE" style:font-name-complex="ＭＳ Ｐゴシック1" style:font-size-complex="32pt" style:language-complex="sv" style:country-complex="SE"/>
    </style:style>
    <style:style style:name="T5" style:family="text">
      <style:text-properties fo:font-size="15pt" fo:language="en" fo:country="US" style:font-name-asian="ＭＳ Ｐゴシック1" style:font-size-asian="15pt" style:language-asian="en" style:country-asian="US" style:font-name-complex="ＭＳ Ｐゴシック1" style:font-size-complex="15pt" style:language-complex="en" style:country-complex="US"/>
    </style:style>
    <style:style style:name="T6" style:family="text">
      <style:text-properties fo:font-size="15pt" fo:language="en" fo:country="US" fo:font-style="italic" style:font-name-asian="ＭＳ Ｐゴシック1" style:font-size-asian="15pt" style:language-asian="en" style:country-asian="US" style:font-style-asian="italic" style:font-name-complex="ＭＳ Ｐゴシック1" style:font-size-complex="15pt" style:language-complex="en" style:country-complex="US" style:font-style-complex="italic"/>
    </style:style>
    <style:style style:name="T7" style:family="text">
      <style:text-properties fo:color="#000000" style:text-line-through-style="none" style:text-line-through-type="none" style:text-position="0% 100%" style:font-name="Courier New" fo:font-size="15pt" fo:language="en" fo:country="US" fo:font-style="normal" fo:text-shadow="none" style:text-underline-style="none" fo:font-weight="normal" style:font-name-asian="ＭＳ Ｐゴシック1" style:font-size-asian="15pt" style:language-asian="en" style:country-asian="US" style:font-style-asian="normal" style:font-weight-asian="normal" style:font-name-complex="ＭＳ Ｐゴシック1" style:font-size-complex="15pt" style:language-complex="en" style:country-complex="US" style:font-style-complex="normal" style:font-weight-complex="normal" style:font-relief="none"/>
    </style:style>
    <style:style style:name="T8" style:family="text">
      <style:text-properties fo:color="#000000" style:text-line-through-style="none" style:text-line-through-type="none" style:text-position="0% 100%" style:font-name="Courier New" fo:font-size="15pt" fo:language="en" fo:country="US" fo:font-style="normal" fo:text-shadow="none" style:text-underline-style="none" fo:font-weight="bold" style:font-name-asian="ＭＳ Ｐゴシック1" style:font-size-asian="15pt" style:language-asian="en" style:country-asian="US" style:font-style-asian="normal" style:font-weight-asian="bold" style:font-name-complex="ＭＳ Ｐゴシック1" style:font-size-complex="15pt" style:language-complex="en" style:country-complex="US" style:font-style-complex="normal" style:font-weight-complex="bold" style:font-relief="none"/>
    </style:style>
    <style:style style:name="T9" style:family="text">
      <style:text-properties fo:color="#000000" style:text-line-through-style="none" style:text-line-through-type="none" style:text-position="0% 100%" style:font-name="Arial" fo:font-size="15pt" fo:language="en" fo:country="US" fo:font-style="normal" fo:text-shadow="none" style:text-underline-style="none" fo:font-weight="normal" style:font-name-asian="ＭＳ Ｐゴシック1" style:font-size-asian="15pt" style:language-asian="en" style:country-asian="US" style:font-style-asian="normal" style:font-weight-asian="normal" style:font-name-complex="ＭＳ Ｐゴシック1" style:font-size-complex="15pt" style:language-complex="en" style:country-complex="US" style:font-style-complex="normal" style:font-weight-complex="normal" style:font-relief="none"/>
    </style:style>
    <style:style style:name="T10" style:family="text">
      <style:text-properties fo:color="#000000" style:text-line-through-style="none" style:text-line-through-type="none" style:text-position="0% 100%" style:font-name="Courier New" fo:font-size="15pt" fo:language="sv" fo:country="SE" fo:font-style="normal" fo:text-shadow="none" style:text-underline-style="none" fo:font-weight="normal" style:font-name-asian="ＭＳ Ｐゴシック1" style:font-size-asian="15pt" style:language-asian="sv" style:country-asian="SE" style:font-style-asian="normal" style:font-weight-asian="normal" style:font-name-complex="ＭＳ Ｐゴシック1" style:font-size-complex="15pt" style:language-complex="sv" style:country-complex="SE" style:font-style-complex="normal" style:font-weight-complex="normal" style:font-relief="none"/>
    </style:style>
    <style:style style:name="T11" style:family="text">
      <style:text-properties fo:color="#000000" style:text-line-through-style="none" style:text-line-through-type="none" style:text-position="0% 100%" style:font-name="Courier New" fo:font-size="15pt" fo:language="sv" fo:country="SE" fo:font-style="normal" fo:text-shadow="none" style:text-underline-style="none" fo:font-weight="bold" style:font-name-asian="ＭＳ Ｐゴシック1" style:font-size-asian="15pt" style:language-asian="sv" style:country-asian="SE" style:font-style-asian="normal" style:font-weight-asian="bold" style:font-name-complex="ＭＳ Ｐゴシック1" style:font-size-complex="15pt" style:language-complex="sv" style:country-complex="SE" style:font-style-complex="normal" style:font-weight-complex="bold" style:font-relief="none"/>
    </style:style>
    <style:style style:name="T12" style:family="text">
      <style:text-properties fo:color="#000000" style:text-position="0% 100%" style:font-name="Courier New" fo:font-size="15pt" fo:language="sv" fo:country="SE" style:font-name-asian="Courier New" style:font-size-asian="15pt" style:language-asian="sv" style:country-asian="SE" style:font-name-complex="Courier New" style:font-size-complex="15pt" style:language-complex="sv" style:country-complex="SE"/>
    </style:style>
    <style:style style:name="T13" style:family="text">
      <style:text-properties fo:color="#000000" style:text-line-through-style="none" style:text-line-through-type="none" style:text-position="0% 100%" style:font-name="Courier New" fo:font-size="15pt" fo:language="sv" fo:country="SE" fo:font-style="normal" fo:text-shadow="none" style:text-underline-style="none" fo:font-weight="normal" style:font-name-asian="Courier New" style:font-size-asian="15pt" style:language-asian="sv" style:country-asian="SE" style:font-style-asian="normal" style:font-weight-asian="normal" style:font-name-complex="Courier New" style:font-size-complex="15pt" style:language-complex="sv" style:country-complex="SE" style:font-style-complex="normal" style:font-weight-complex="normal" style:font-relief="none"/>
    </style:style>
    <style:style style:name="T14" style:family="text">
      <style:text-properties style:font-name="Calibri" fo:font-size="12pt" fo:language="sv" fo:country="SE" style:font-name-asian="ＭＳ Ｐゴシック1" style:font-size-asian="12pt" style:language-asian="sv" style:country-asian="SE" style:font-name-complex="ＭＳ Ｐゴシック1" style:font-size-complex="12pt" style:language-complex="sv" style:country-complex="SE"/>
    </style:style>
    <style:style style:name="T15" style:family="text">
      <style:text-properties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16" style:family="text">
      <style:text-properties fo:color="#000000" style:text-line-through-style="none" style:text-line-through-type="none" style:text-position="0% 100%" style:font-name="Courier New" fo:font-size="16pt" fo:language="sv" fo:country="SE" fo:font-style="normal" fo:text-shadow="none" style:text-underline-style="none" fo:font-weight="normal" style:font-name-asian="ＭＳ Ｐゴシック1" style:font-size-asian="16pt" style:language-asian="sv" style:country-asian="SE" style:font-style-asian="normal" style:font-weight-asian="normal" style:font-name-complex="ＭＳ Ｐゴシック1" style:font-size-complex="16pt" style:language-complex="sv" style:country-complex="SE" style:font-style-complex="normal" style:font-weight-complex="normal" style:font-relief="none"/>
    </style:style>
    <style:style style:name="T17" style:family="text">
      <style:text-properties fo:color="#000000" style:text-line-through-style="none" style:text-line-through-type="none" style:text-position="0% 100%" style:font-name="Courier New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font-relief="none"/>
    </style:style>
    <style:style style:name="T18" style:family="text">
      <style:text-properties fo:color="#000000" style:text-line-through-style="none" style:text-line-through-type="none" style:text-position="0% 100%" style:font-name="Courier New" fo:font-size="16pt" fo:language="sv" fo:country="SE" fo:font-style="normal" fo:text-shadow="none" style:text-underline-style="none" fo:font-weight="bold" style:font-name-asian="ＭＳ Ｐゴシック1" style:font-size-asian="16pt" style:language-asian="sv" style:country-asian="SE" style:font-style-asian="normal" style:font-weight-asian="bold" style:font-name-complex="ＭＳ Ｐゴシック1" style:font-size-complex="16pt" style:language-complex="sv" style:country-complex="SE" style:font-style-complex="normal" style:font-weight-complex="bold" style:font-relief="none"/>
    </style:style>
    <style:style style:name="T19" style:family="text">
      <style:text-properties fo:color="#000000" style:text-position="0% 100%" style:font-name="Courier New" fo:font-size="16pt" fo:language="sv" fo:country="SE" fo:font-weight="bold" style:font-name-asian="ＭＳ Ｐゴシック1" style:font-size-asian="16pt" style:language-asian="sv" style:country-asian="SE" style:font-weight-asian="bold" style:font-name-complex="ＭＳ Ｐゴシック1" style:font-size-complex="16pt" style:language-complex="sv" style:country-complex="SE" style:font-weight-complex="bold"/>
    </style:style>
    <style:style style:name="T20" style:family="text">
      <style:text-properties style:font-name="Courier New" fo:font-size="16pt" fo:language="sv" fo:country="SE" fo:font-weight="bold" style:font-name-asian="ＭＳ Ｐゴシック1" style:font-size-asian="16pt" style:language-asian="sv" style:country-asian="SE" style:font-weight-asian="bold" style:font-name-complex="ＭＳ Ｐゴシック1" style:font-size-complex="16pt" style:language-complex="sv" style:country-complex="SE" style:font-weight-complex="bold"/>
    </style:style>
    <style:style style:name="T21" style:family="text">
      <style:text-properties fo:font-size="16pt" fo:language="sv" fo:country="SE" fo:font-weight="bold" style:font-size-asian="16pt" style:language-asian="sv" style:country-asian="SE" style:font-weight-asian="bold" style:font-size-complex="16pt" style:language-complex="sv" style:country-complex="SE" style:font-weight-complex="bold"/>
    </style:style>
    <style:style style:name="T22" style:family="text">
      <style:text-properties fo:font-size="16pt" fo:language="sv" fo:country="SE" style:font-size-asian="16pt" style:language-asian="sv" style:country-asian="SE" style:font-size-complex="16pt" style:language-complex="sv" style:country-complex="SE"/>
    </style:style>
    <style:style style:name="T23" style:family="text">
      <style:text-properties fo:color="#000000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font-relief="none"/>
    </style:style>
    <style:style style:name="T24" style:family="text">
      <style:text-properties fo:color="#000000" style:text-position="0% 100%" style:font-name="Courier New" fo:font-size="16pt" fo:language="sv" fo:country="SE" style:font-name-asian="ＭＳ Ｐゴシック1" style:font-size-asian="16pt" style:language-asian="sv" style:country-asian="SE" style:font-name-complex="ＭＳ Ｐゴシック1" style:font-size-complex="16pt" style:language-complex="sv" style:country-complex="SE"/>
    </style:style>
    <style:style style:name="T25" style:family="text">
      <style:text-properties fo:font-size="14pt" fo:language="en" fo:country="US" fo:font-style="italic" style:font-name-asian="ＭＳ Ｐゴシック1" style:font-size-asian="14pt" style:language-asian="en" style:country-asian="US" style:font-style-asian="italic" style:font-name-complex="ＭＳ Ｐゴシック1" style:font-size-complex="14pt" style:language-complex="en" style:country-complex="US" style:font-style-complex="italic"/>
    </style:style>
    <style:style style:name="T26" style:family="text">
      <style:text-properties fo:color="#000000" style:text-line-through-style="none" style:text-line-through-type="none" style:text-position="0% 100%" style:font-name="Courier New" fo:font-size="14pt" fo:language="en" fo:country="US" fo:font-style="normal" fo:text-shadow="none" style:text-underline-style="none" fo:font-weight="normal" style:font-name-asian="ＭＳ Ｐゴシック1" style:font-size-asian="14pt" style:language-asian="en" style:country-asian="US" style:font-style-asian="normal" style:font-weight-asian="normal" style:font-name-complex="ＭＳ Ｐゴシック1" style:font-size-complex="14pt" style:language-complex="en" style:country-complex="US" style:font-style-complex="normal" style:font-weight-complex="normal" style:font-relief="none"/>
    </style:style>
    <style:style style:name="T27" style:family="text">
      <style:text-properties fo:color="#000000" style:text-line-through-style="none" style:text-line-through-type="none" style:text-position="0% 100%" style:font-name="Courier New" fo:font-size="14pt" fo:language="en" fo:country="US" fo:font-style="normal" fo:text-shadow="none" style:text-underline-style="none" fo:font-weight="bold" style:font-name-asian="ＭＳ Ｐゴシック1" style:font-size-asian="14pt" style:language-asian="en" style:country-asian="US" style:font-style-asian="normal" style:font-weight-asian="bold" style:font-name-complex="ＭＳ Ｐゴシック1" style:font-size-complex="14pt" style:language-complex="en" style:country-complex="US" style:font-style-complex="normal" style:font-weight-complex="bold" style:font-relief="none"/>
    </style:style>
    <style:style style:name="T28" style:family="text">
      <style:text-properties fo:color="#000000" style:text-line-through-style="none" style:text-line-through-type="none" style:text-position="0% 100%" style:font-name="Courier New" fo:font-size="14pt" fo:language="en" fo:country="US" fo:font-style="italic" fo:text-shadow="none" style:text-underline-style="none" fo:font-weight="normal" style:font-name-asian="ＭＳ Ｐゴシック1" style:font-size-asian="14pt" style:language-asian="en" style:country-asian="US" style:font-style-asian="italic" style:font-weight-asian="normal" style:font-name-complex="ＭＳ Ｐゴシック1" style:font-size-complex="14pt" style:language-complex="en" style:country-complex="US" style:font-style-complex="italic" style:font-weight-complex="normal" style:font-relief="none"/>
    </style:style>
    <style:style style:name="T29" style:family="text">
      <style:text-properties fo:font-size="14pt" fo:language="en" fo:country="US" style:font-name-asian="ＭＳ Ｐゴシック1" style:font-size-asian="14pt" style:language-asian="en" style:country-asian="US" style:font-name-complex="ＭＳ Ｐゴシック1" style:font-size-complex="14pt" style:language-complex="en" style:country-complex="US"/>
    </style:style>
    <style:style style:name="T30" style:family="text">
      <style:text-properties fo:color="#000000" style:text-position="0% 100%" style:font-name="Courier New" fo:font-size="14pt" fo:language="en" fo:country="US" style:font-name-asian="ＭＳ Ｐゴシック1" style:font-size-asian="14pt" style:language-asian="en" style:country-asian="US" style:font-name-complex="ＭＳ Ｐゴシック1" style:font-size-complex="14pt" style:language-complex="en" style:country-complex="US"/>
    </style:style>
    <style:style style:name="T31" style:family="text">
      <style:text-properties fo:font-size="16pt" fo:language="en" fo:country="US" fo:font-style="italic" style:font-name-asian="ＭＳ Ｐゴシック1" style:font-size-asian="16pt" style:language-asian="en" style:country-asian="US" style:font-style-asian="italic" style:font-name-complex="ＭＳ Ｐゴシック1" style:font-size-complex="16pt" style:language-complex="en" style:country-complex="US" style:font-style-complex="italic"/>
    </style:style>
    <style:style style:name="T32" style:family="text">
      <style:text-properties fo:color="#000000" style:text-line-through-style="none" style:text-line-through-type="none" style:text-position="0% 100%" style:font-name="Courier New" fo:font-size="16pt" fo:language="en" fo:country="US" fo:font-style="normal" fo:text-shadow="none" style:text-underline-style="none" fo:font-weight="bold" style:font-name-asian="ＭＳ Ｐゴシック1" style:font-size-asian="16pt" style:language-asian="en" style:country-asian="US" style:font-style-asian="normal" style:font-weight-asian="bold" style:font-name-complex="ＭＳ Ｐゴシック1" style:font-size-complex="16pt" style:language-complex="en" style:country-complex="US" style:font-style-complex="normal" style:font-weight-complex="bold" style:font-relief="none"/>
    </style:style>
    <style:style style:name="T33" style:family="text">
      <style:text-properties fo:color="#000000" style:text-line-through-style="none" style:text-line-through-type="none" style:text-position="0% 100%" style:font-name="Arial" fo:font-size="14pt" fo:language="en" fo:country="US" fo:font-style="normal" fo:text-shadow="none" style:text-underline-style="none" fo:font-weight="normal" style:font-name-asian="ＭＳ Ｐゴシック1" style:font-size-asian="14pt" style:language-asian="en" style:country-asian="US" style:font-style-asian="normal" style:font-weight-asian="normal" style:font-name-complex="ＭＳ Ｐゴシック1" style:font-size-complex="14pt" style:language-complex="en" style:country-complex="US" style:font-style-complex="normal" style:font-weight-complex="normal" style:font-relief="none"/>
    </style:style>
    <style:style style:name="T34" style:family="text">
      <style:text-properties style:font-name="Courier New" fo:font-size="14pt" fo:language="en" fo:country="US" style:font-name-asian="ＭＳ Ｐゴシック1" style:font-size-asian="14pt" style:language-asian="en" style:country-asian="US" style:font-name-complex="ＭＳ Ｐゴシック1" style:font-size-complex="14pt" style:language-complex="en" style:country-complex="US"/>
    </style:style>
    <style:style style:name="T35" style:family="text">
      <style:text-properties style:font-name="Courier New" fo:font-size="14pt" fo:language="en" fo:country="US" fo:font-weight="bold" style:font-name-asian="ＭＳ Ｐゴシック1" style:font-size-asian="14pt" style:language-asian="en" style:country-asian="US" style:font-weight-asian="bold" style:font-name-complex="ＭＳ Ｐゴシック1" style:font-size-complex="14pt" style:language-complex="en" style:country-complex="US" style:font-weight-complex="bold"/>
    </style:style>
    <style:style style:name="T36" style:family="text">
      <style:text-properties fo:color="#000000" style:text-position="0% 100%" style:font-name="Courier New" fo:font-size="14pt" fo:language="sv" fo:country="SE" style:font-name-asian="ＭＳ Ｐゴシック1" style:font-size-asian="14pt" style:language-asian="sv" style:country-asian="SE" style:font-name-complex="ＭＳ Ｐゴシック1" style:font-size-complex="14pt" style:language-complex="sv" style:country-complex="SE"/>
    </style:style>
    <style:style style:name="T37" style:family="text">
      <style:text-properties fo:color="#000000" style:text-position="0% 100%" style:font-name="Arial" fo:font-size="14pt" fo:language="sv" fo:country="SE" style:font-name-asian="ＭＳ Ｐゴシック1" style:font-size-asian="14pt" style:language-asian="sv" style:country-asian="SE" style:font-name-complex="ＭＳ Ｐゴシック1" style:font-size-complex="14pt" style:language-complex="sv" style:country-complex="SE"/>
    </style:style>
    <style:style style:name="T38" style:family="text">
      <style:text-properties fo:color="#000000" style:text-line-through-style="none" style:text-line-through-type="none" style:text-position="0% 100%" style:font-name="Arial" fo:font-size="14pt" fo:language="en" fo:country="US" fo:font-style="italic" fo:text-shadow="none" style:text-underline-style="none" fo:font-weight="normal" style:font-name-asian="ＭＳ Ｐゴシック1" style:font-size-asian="14pt" style:language-asian="en" style:country-asian="US" style:font-style-asian="italic" style:font-weight-asian="normal" style:font-name-complex="ＭＳ Ｐゴシック1" style:font-size-complex="14pt" style:language-complex="en" style:country-complex="US" style:font-style-complex="italic" style:font-weight-complex="normal" style:font-relief="none"/>
    </style:style>
    <style:style style:name="T39" style:family="text">
      <style:text-properties fo:color="#000000" style:text-line-through-style="none" style:text-line-through-type="none" style:text-position="0% 100%" style:font-name="Courier New" fo:font-size="14pt" fo:language="sv" fo:country="SE" fo:font-style="normal" fo:text-shadow="none" style:text-underline-style="none" fo:font-weight="normal" style:font-name-asian="ＭＳ Ｐゴシック1" style:font-size-asian="14pt" style:language-asian="sv" style:country-asian="SE" style:font-style-asian="normal" style:font-weight-asian="normal" style:font-name-complex="ＭＳ Ｐゴシック1" style:font-size-complex="14pt" style:language-complex="sv" style:country-complex="SE" style:font-style-complex="normal" style:font-weight-complex="normal" style:font-relief="none"/>
    </style:style>
    <style:style style:name="T40" style:family="text">
      <style:text-properties fo:color="#000000" style:text-line-through-style="none" style:text-line-through-type="none" style:text-position="0% 100%" style:font-name="Arial" fo:font-size="14pt" fo:language="sv" fo:country="SE" fo:font-style="normal" fo:text-shadow="none" style:text-underline-style="none" fo:font-weight="normal" style:font-name-asian="ＭＳ Ｐゴシック1" style:font-size-asian="14pt" style:language-asian="sv" style:country-asian="SE" style:font-style-asian="normal" style:font-weight-asian="normal" style:font-name-complex="ＭＳ Ｐゴシック1" style:font-size-complex="14pt" style:language-complex="sv" style:country-complex="SE" style:font-style-complex="normal" style:font-weight-complex="normal" style:font-relief="none"/>
    </style:style>
    <style:style style:name="T41" style:family="text">
      <style:text-properties style:font-name="Calibri" fo:font-size="12pt" fo:language="en" fo:country="US" style:font-name-asian="ＭＳ Ｐゴシック1" style:font-size-asian="12pt" style:language-asian="en" style:country-asian="US" style:font-name-complex="ＭＳ Ｐゴシック1" style:font-size-complex="12pt" style:language-complex="en" style:country-complex="US"/>
    </style:style>
    <style:style style:name="T42" style:family="text">
      <style:text-properties style:text-position="30% 58%" style:font-name="Calibri" fo:font-size="12pt" fo:language="en" fo:country="US" style:font-name-asian="ＭＳ Ｐゴシック1" style:font-size-asian="12pt" style:language-asian="en" style:country-asian="US" style:font-name-complex="ＭＳ Ｐゴシック1" style:font-size-complex="12pt" style:language-complex="en" style:country-complex="US"/>
    </style:style>
    <style:style style:name="T43" style:family="text">
      <style:text-properties fo:font-size="16pt" fo:language="en" fo:country="US" fo:font-weight="bold" style:font-name-asian="ＭＳ Ｐゴシック1" style:font-size-asian="16pt" style:language-asian="en" style:country-asian="US" style:font-weight-asian="bold" style:font-name-complex="ＭＳ Ｐゴシック1" style:font-size-complex="16pt" style:language-complex="en" style:country-complex="US" style:font-weight-complex="bold"/>
    </style:style>
    <style:style style:name="T44" style:family="text">
      <style:text-properties style:font-name="Arial2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45" style:family="text">
      <style:text-properties style:font-name="Courier New1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46" style:family="text">
      <style:text-properties style:font-name="Courier New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fo:font-size="16pt" fo:language="en" fo:country="US" fo:font-style="normal" fo:text-shadow="none" style:text-underline-style="none" fo:font-weight="bold" style:letter-kerning="true" style:font-name-asian="ＭＳ Ｐゴシック1" style:font-size-asian="16pt" style:language-asian="en" style:country-asian="US" style:font-weight-asian="bold" style:font-name-complex="ＭＳ Ｐゴシック1" style:font-size-complex="16pt" style:language-complex="en" style:country-complex="US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fo:font-size="16pt" fo:language="en" fo:country="US" fo:font-style="normal" fo:text-shadow="none" style:text-underline-style="none" fo:font-weight="normal" style:letter-kerning="true" style:font-name-asian="ＭＳ Ｐゴシック1" style:font-size-asian="16pt" style:language-asian="en" style:country-asian="US" style:font-name-complex="ＭＳ Ｐゴシック1" style:font-size-complex="16pt" style:language-complex="en" style:country-complex="US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Arial2" fo:font-size="16pt" fo:language="en" fo:country="US" fo:font-style="normal" fo:text-shadow="none" style:text-underline-style="none" fo:font-weight="normal" style:letter-kerning="true" style:font-name-asian="ＭＳ Ｐゴシック1" style:font-size-asian="16pt" style:language-asian="en" style:country-asian="US" style:font-name-complex="ＭＳ Ｐゴシック1" style:font-size-complex="16pt" style:language-complex="en" style:country-complex="US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6pt" fo:language="en" fo:country="US" fo:font-style="normal" fo:text-shadow="none" style:text-underline-style="none" fo:font-weight="normal" style:letter-kerning="true" style:font-name-asian="ＭＳ Ｐゴシック1" style:font-size-asian="16pt" style:language-asian="en" style:country-asian="US" style:font-name-complex="ＭＳ Ｐゴシック1" style:font-size-complex="16pt" style:language-complex="en" style:country-complex="US" style:text-emphasize="none" style:font-relief="none" style:text-overline-style="none" style:text-overline-color="font-color"/>
    </style:style>
    <style:style style:name="T51" style:family="text">
      <style:text-properties fo:color="#000000" style:text-position="0% 100%" style:font-name="Courier New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52" style:family="text">
      <style:text-properties fo:color="#000000" style:text-position="0% 100%" style:font-name="Courier New" fo:font-size="12pt" fo:language="en" fo:country="US" style:font-name-asian="ＭＳ Ｐゴシック1" style:font-size-asian="12pt" style:language-asian="en" style:country-asian="US" style:font-name-complex="ＭＳ Ｐゴシック1" style:font-size-complex="12pt" style:language-complex="en" style:country-complex="US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16pt" fo:language="en" fo:country="US" fo:font-style="normal" fo:text-shadow="none" style:text-underline-style="none" fo:font-weight="normal" style:letter-kerning="true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style:text-line-through-style="none" style:text-line-through-type="none" style:text-position="0% 100%" style:font-name="Arial" fo:font-size="16pt" fo:language="en" fo:country="US" fo:font-style="normal" fo:text-shadow="none" style:text-underline-style="none" fo:font-weight="bold" style:font-name-asian="ＭＳ Ｐゴシック1" style:font-size-asian="16pt" style:language-asian="en" style:country-asian="US" style:font-style-asian="normal" style:font-weight-asian="bold" style:font-name-complex="ＭＳ Ｐゴシック1" style:font-size-complex="16pt" style:language-complex="en" style:country-complex="US" style:font-style-complex="normal" style:font-weight-complex="bold" style:font-relief="none"/>
    </style:style>
    <style:style style:name="T55" style:family="text">
      <style:text-properties style:font-name="Arial2" fo:font-size="18pt" fo:language="en" fo:country="US" fo:font-weight="bold" style:font-name-asian="ＭＳ Ｐゴシック1" style:font-size-asian="18pt" style:language-asian="en" style:country-asian="US" style:font-weight-asian="bold" style:font-name-complex="ＭＳ Ｐゴシック1" style:font-size-complex="18pt" style:language-complex="en" style:country-complex="US" style:font-weight-complex="bold"/>
    </style:style>
    <style:style style:name="T56" style:family="text">
      <style:text-properties style:font-name="Arial2" fo:font-size="18pt" fo:language="en" fo:country="US" style:font-name-asian="ＭＳ Ｐゴシック1" style:font-size-asian="18pt" style:language-asian="en" style:country-asian="US" style:font-name-complex="ＭＳ Ｐゴシック1" style:font-size-complex="18pt" style:language-complex="en" style:country-complex="US"/>
    </style:style>
    <style:style style:name="T57" style:family="text">
      <style:text-properties style:font-name="Courier New1" fo:font-size="18pt" fo:language="en" fo:country="US" style:font-name-asian="ＭＳ Ｐゴシック1" style:font-size-asian="18pt" style:language-asian="en" style:country-asian="US" style:font-name-complex="ＭＳ Ｐゴシック1" style:font-size-complex="18pt" style:language-complex="en" style:country-complex="US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Arial2" fo:font-size="18pt" fo:language="en" fo:country="US" fo:font-style="normal" fo:text-shadow="none" style:text-underline-style="none" fo:font-weight="normal" style:letter-kerning="true" style:font-name-asian="ＭＳ Ｐゴシック1" style:font-size-asian="18pt" style:language-asian="en" style:country-asian="US" style:font-weight-asian="normal" style:font-name-complex="ＭＳ Ｐゴシック1" style:font-size-complex="18pt" style:language-complex="en" style:country-complex="US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18pt" fo:language="en" fo:country="US" fo:font-style="normal" fo:text-shadow="none" style:text-underline-style="none" fo:font-weight="normal" style:letter-kerning="true" style:font-name-asian="ＭＳ Ｐゴシック1" style:font-size-asian="18pt" style:language-asian="en" style:country-asian="US" style:font-weight-asian="normal" style:font-name-complex="ＭＳ Ｐゴシック1" style:font-size-complex="18pt" style:language-complex="en" style:country-complex="US" style:font-weight-complex="normal" style:text-emphasize="none" style:font-relief="none" style:text-overline-style="none" style:text-overline-color="font-color"/>
    </style:style>
    <style:style style:name="T60" style:family="text">
      <style:text-properties style:font-name="Arial2" fo:font-size="18pt" fo:language="en" fo:country="US" fo:font-weight="normal" style:font-name-asian="ＭＳ Ｐゴシック1" style:font-size-asian="18pt" style:language-asian="en" style:country-asian="US" style:font-weight-asian="normal" style:font-name-complex="ＭＳ Ｐゴシック1" style:font-size-complex="18pt" style:language-complex="en" style:country-complex="US" style:font-weight-complex="normal"/>
    </style:style>
    <style:style style:name="T61" style:family="text">
      <style:text-properties style:font-name="Courier New1" fo:font-size="18pt" fo:language="en" fo:country="US" fo:font-weight="normal" style:font-name-asian="ＭＳ Ｐゴシック1" style:font-size-asian="18pt" style:language-asian="en" style:country-asian="US" style:font-weight-asian="normal" style:font-name-complex="ＭＳ Ｐゴシック1" style:font-size-complex="18pt" style:language-complex="en" style:country-complex="US" style:font-weight-complex="normal"/>
    </style:style>
    <text:list-style style:name="L1">
      <text:list-level-style-number text:level="1" style:num-format="">
        <style:list-level-properties/>
        <style:text-properties fo:color="#9a9a9a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">
        <style:list-level-properties text:min-label-width="0.921cm"/>
        <style:text-properties fo:font-family="Webdings" style:font-pitch="variable" style:font-charset="x-symbol" fo:color="#00438b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83cm" text:min-label-width="0.767cm"/>
        <style:text-properties style:font-name="Arial" fo:color="#00438b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">
        <style:list-level-properties text:min-label-width="0.912cm"/>
        <style:text-properties fo:font-family="Webdings" style:font-pitch="variable" style:font-charset="x-symbol" fo:color="#00438b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5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54cm"/>
        <style:text-properties style:font-name="Arial" fo:color="#00438b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 text:min-label-width="0.229cm"/>
        <style:text-properties style:font-name="Times New Roman" fo:color="#00438b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">
        <style:list-level-properties text:min-label-width="0.926cm"/>
        <style:text-properties fo:font-family="Webdings" style:font-pitch="variable" style:font-charset="x-symbol" fo:color="#00438b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238cm"/>
        <style:text-properties style:font-name="Times New Roman" fo:color="#00438b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62cm"/>
        <style:text-properties style:font-name="Arial" fo:color="#00438b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 text:min-label-width="0.242cm"/>
        <style:text-properties style:font-name="Times New Roman" fo:color="#00438b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2.4cm" svg:height="5.366cm" svg:x="2.8cm" svg:y="3.499cm">
          <text:list text:style-name="L1">
            <text:list-header>
              <text:p text:style-name="P1"><text:span text:style-name="T1">Flik 4: In- och utmat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2.4cm" svg:height="5.368cm" svg:x="2.8cm" svg:y="8.866cm">
          <text:p/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5" draw:layer="layout" svg:width="6.274cm" svg:height="1.256cm" svg:x="2.824cm" svg:y="27.501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1.413cm" svg:height="1.256cm" svg:x="18.599cm" svg:y="27.502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5.303cm" svg:height="1.146cm" svg:x="2.825cm" svg:y="0.916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5.254cm" svg:height="11.139cm" svg:x="2.874cm" svg:y="2.225cm" draw:page-number="1" presentation:class="page"/>
          <draw:custom-shape draw:style-name="gr7" draw:text-style-name="P3" draw:layer="layout" svg:width="15.303cm" svg:height="12.476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custom-shape draw:style-name="gr8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21.468cm" svg:height="1.119cm" svg:x="3.265cm" svg:y="19.366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1.4cm" svg:height="1.119cm" svg:x="25.2cm" svg:y="19.365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9" draw:layer="layout" svg:width="22.4cm" svg:height="2.8cm" svg:x="2.8cm" svg:y="0cm">
          <text:list text:style-name="L1">
            <text:list-header>
              <text:p text:style-name="P8"><text:span text:style-name="T4">Filer - öppna och stäng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0" draw:layer="layout" svg:width="24.5cm" svg:height="14.422cm" svg:x="1.633cm" svg:y="3.544cm">
          <text:list text:style-name="L3">
            <text:list-item>
              <text:p text:style-name="P14"><text:span text:style-name="T5">Öppna en fil med </text:span><text:span text:style-name="T6">open()</text:span></text:p>
            </text:list-item>
          </text:list>
          <text:list text:style-name="L4">
            <text:list-item>
              <text:list>
                <text:list-header>
                  <text:p text:style-name="P15"><text:span text:style-name="T7">&gt;&gt;&gt; </text:span><text:span text:style-name="T8">fp = open('/etc/passwd')</text:span><text:span text:style-name="T7"> <text:s text:c="5"/># öppna för läsning</text:span></text:p>
                  <text:p text:style-name="P15"><text:span text:style-name="T7">&gt;&gt;&gt; </text:span><text:span text:style-name="T8">fp = open('test', 'w')</text:span><text:span text:style-name="T7"> <text:s text:c="7"/># för skrivning</text:span></text:p>
                  <text:p text:style-name="P15"><text:span text:style-name="T7">&gt;&gt;&gt; </text:span><text:span text:style-name="T8">fp = open('data', 'r+')</text:span><text:span text:style-name="T7"> <text:s text:c="6"/># läsning och skrivning</text:span></text:p>
                  <text:p text:style-name="P15"><text:span text:style-name="T7">&gt;&gt;&gt; </text:span><text:span text:style-name="T8">fp = open(r'C:\Windows\nytt\resultat.bmp', 'rb')</text:span><text:span text:style-name="T7"> # binärfil</text:span></text:p>
                  <text:p text:style-name="P15"><text:span text:style-name="T9"/></text:p>
                </text:list-header>
              </text:list>
            </text:list-item>
          </text:list>
          <text:list text:style-name="L5">
            <text:list-item>
              <text:list>
                <text:list-item>
                  <text:p text:style-name="P16"><text:span text:style-name="T9">Misslyckas open genereras ett undantag: IOError</text:span></text:p>
                </text:list-item>
              </text:list>
            </text:list-item>
          </text:list>
          <text:list text:style-name="L3">
            <text:list-item>
              <text:p text:style-name="P17"><text:span text:style-name="T5">Stänga en fil med </text:span><text:span text:style-name="T6">close()</text:span><text:span text:style-name="T5">:</text:span></text:p>
            </text:list-item>
          </text:list>
          <text:list text:style-name="L4">
            <text:list-item>
              <text:list>
                <text:list-header>
                  <text:p text:style-name="P15"><text:span text:style-name="T10">&gt;&gt;&gt; </text:span><text:span text:style-name="T11">fp.close()</text:span></text:p>
                </text:list-header>
              </text:list>
            </text:list-item>
          </text:list>
          <text:list text:style-name="L3">
            <text:list-item>
              <text:p text:style-name="P17"><text:span text:style-name="T5">Öppna en fil med </text:span><text:span text:style-name="T6">with/open</text:span><text:span text:style-name="T5">:</text:span></text:p>
            </text:list-item>
          </text:list>
          <text:list text:style-name="L4">
            <text:list-item>
              <text:list>
                <text:list-header>
                  <text:p text:style-name="P15"><text:span text:style-name="T10">with open('myfile.txt') as fp:</text:span></text:p>
                  <text:p text:style-name="P15"><text:span text:style-name="T10"><text:s text:c="4"/></text:span><text:span text:style-name="T10">for line in fp:</text:span></text:p>
                  <text:p text:style-name="P15"><text:span text:style-name="T10"><text:s text:c="8"/></text:span><text:span text:style-name="T10">print(line)</text:span></text:p>
                </text:list-header>
              </text:list>
            </text:list-item>
          </text:list>
          <text:list text:style-name="L3">
            <text:list-item>
              <text:p text:style-name="P17"><text:span text:style-name="T5">Från 3.1.2, öppna med flera </text:span><text:span text:style-name="T6">open </text:span><text:span text:style-name="T5">i en </text:span><text:span text:style-name="T6">with</text:span><text:span text:style-name="T5">:</text:span></text:p>
            </text:list-item>
          </text:list>
          <text:list text:style-name="L6">
            <text:list-header>
              <text:p text:style-name="P18"><text:span text:style-name="T12">with open('A.txt') as infile, open('B', 'w') as outfile:</text:span></text:p>
            </text:list-header>
          </text:list>
          <text:list text:style-name="L4">
            <text:list-item>
              <text:list>
                <text:list-header>
                  <text:p text:style-name="P19"><text:span text:style-name="T13"><text:tab/></text:span><text:span text:style-name="T13">for line in infile:</text:span></text:p>
                  <text:p text:style-name="P15"><text:span text:style-name="T13"><text:s text:c="8"/></text:span><text:span text:style-name="T13">if '&lt;critical&gt;' in line:</text:span></text:p>
                  <text:p text:style-name="P15"><text:span text:style-name="T13"><text:s text:c="11"/></text:span><text:span text:style-name="T13">outfile.write(line)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3" draw:text-style-name="P5" draw:layer="layout" svg:width="6.274cm" svg:height="1.256cm" svg:x="2.824cm" svg:y="27.501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" draw:text-style-name="P7" draw:layer="layout" svg:width="1.412cm" svg:height="1.256cm" svg:x="18.599cm" svg:y="27.502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5" draw:layer="layout" svg:width="15.303cm" svg:height="1.146cm" svg:x="2.825cm" svg:y="0.916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5.254cm" svg:height="11.139cm" svg:x="2.874cm" svg:y="2.225cm" draw:page-number="2" presentation:class="page"/>
          <draw:custom-shape draw:style-name="gr16" draw:text-style-name="P22" draw:layer="layout" svg:width="15.303cm" svg:height="13.365cm" svg:x="2.824cm" svg:y="14.109cm">
            <text:list text:style-name="L6">
              <text:list-header>
                <text:p text:style-name="P21"><text:span text:style-name="T14">Se sid 369—372 (2nd) för mer detaljer om with och context managers.</text:span></text:p>
                <text:p text:style-name="P21"><text:span text:style-name="T14"/></text:p>
                <text:p text:style-name="P21"><text:span text:style-name="T14">Också nyhet i 3.1.2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custom-shape draw:style-name="gr17" draw:text-style-name="P9" draw:layer="layout" svg:width="22.4cm" svg:height="2.8cm" svg:x="2.8cm" svg:y="0cm">
          <text:list text:style-name="L1">
            <text:list-header>
              <text:p text:style-name="P8"><text:span text:style-name="T4">Exemp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6" draw:layer="layout" svg:width="22.4cm" svg:height="14.422cm" svg:x="2.8cm" svg:y="3.543cm">
          <text:list text:style-name="L7">
            <text:list-item>
              <text:p text:style-name="P23"><text:span text:style-name="T15">Vem vann?</text:span></text:p>
            </text:list-item>
          </text:list>
          <text:list text:style-name="L4">
            <text:list-item>
              <text:list>
                <text:list-header>
                  <text:p text:style-name="P24"><text:span text:style-name="T16"/></text:p>
                  <text:p text:style-name="P24"><text:span text:style-name="T16">maxp = -1</text:span></text:p>
                  <text:p text:style-name="P24"><text:span text:style-name="T16">with open("score.txt") as infil:</text:span></text:p>
                  <text:p text:style-name="P24"><text:span text:style-name="T16"><text:s text:c="4"/></text:span><text:span text:style-name="T16">for rad in infil:</text:span></text:p>
                  <text:p text:style-name="P24"><text:span text:style-name="T16"><text:s text:c="8"/></text:span><text:span text:style-name="T16">namn, poäng = rad.split()</text:span></text:p>
                  <text:p text:style-name="P24"><text:span text:style-name="T16"><text:s text:c="8"/></text:span><text:span text:style-name="T16">if int(poäng) &gt; maxp:</text:span></text:p>
                  <text:p text:style-name="P24"><text:span text:style-name="T16"><text:s text:c="12"/></text:span><text:span text:style-name="T16">maxp = int(poäng)</text:span></text:p>
                  <text:p text:style-name="P24"><text:span text:style-name="T16"><text:s text:c="12"/></text:span><text:span text:style-name="T16">vinnare = namn</text:span></text:p>
                  <text:p text:style-name="P24"><text:span text:style-name="T16">print(vinnare, "vann med", maxp, "poäng")</text:span></text:p>
                  <text:p text:style-name="P24"><text:span text:style-name="T17"/></text:p>
                  <text:p text:style-name="P24"><text:span text:style-name="T16">$</text:span><text:span text:style-name="T18"> python vinnare.py score.txt</text:span></text:p>
                  <text:p text:style-name="P24"><text:span text:style-name="T16">Linus vann med 33 poäng</text:span></text:p>
                  <text:p text:style-name="P24"><text:span text:style-name="T16">$</text:span></text:p>
                </text:list-header>
              </text:list>
            </text:list-item>
          </text:list>
          <text:list text:style-name="L6">
            <text:list-header>
              <text:p text:style-name="P25"><text:span text:style-name="T19"/></text:p>
              <text:p text:style-name="P25"><text:span text:style-name="T20"/></text:p>
            </text:list-header>
          </text:list>
          <text:list text:style-name="L4">
            <text:list-item>
              <text:list>
                <text:list-header>
                  <text:p text:style-name="P24"><text:span text:style-name="T18"/></text:p>
                </text:list-header>
              </text:list>
            </text:list-item>
          </text:list>
          <text:list text:style-name="L8">
            <text:list-header>
              <text:p text:style-name="P25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8" draw:layer="layout" svg:width="21.468cm" svg:height="1.119cm" svg:x="3.265cm" svg:y="19.366cm">
          <text:list text:style-name="L2">
            <text:list-header>
              <text:p text:style-name="P27"><text:span text:style-name="T3">© Init AB</text:span><text:span text:style-name="T2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3" draw:layer="layout" svg:width="1.4cm" svg:height="1.119cm" svg:x="25.2cm" svg:y="19.366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9" draw:layer="layout" svg:width="3.748cm" svg:height="4.751cm" svg:x="20.723cm" svg:y="3.406cm">
          <text:list text:style-name="L6">
            <text:list-header>
              <text:p text:style-name="P8"><text:span text:style-name="T21">Score.txt:</text:span><text:span text:style-name="T21"><text:line-break/></text:span><text:span text:style-name="T21"/></text:p>
              <text:p text:style-name="P8"><text:span text:style-name="T22">Bill <text:s text:c="4"/>12</text:span></text:p>
              <text:p text:style-name="P8"><text:span text:style-name="T22">Steve <text:s text:c="2"/>17</text:span></text:p>
              <text:p text:style-name="P8"><text:span text:style-name="T22">Linus <text:s/>33</text:span></text:p>
              <text:p text:style-name="P8"><text:span text:style-name="T22">Ken <text:s text:c="2"/>2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5.254cm" svg:height="11.139cm" svg:x="2.874cm" svg:y="2.225cm" draw:page-number="3" presentation:class="page"/>
          <draw:custom-shape draw:style-name="gr23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custom-shape draw:style-name="gr24" draw:text-style-name="P9" draw:layer="layout" svg:width="22.4cm" svg:height="2.8cm" svg:x="2.8cm" svg:y="0cm">
          <text:list text:style-name="L1">
            <text:list-header>
              <text:p text:style-name="P8"><text:span text:style-name="T4">Filer - exemp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6" draw:layer="layout" svg:width="22.4cm" svg:height="14.422cm" svg:x="2.8cm" svg:y="3.543cm">
          <text:list text:style-name="L3">
            <text:list-item>
              <text:p text:style-name="P23"><text:span text:style-name="T15">Konvertera till stor bokstav</text:span></text:p>
            </text:list-item>
          </text:list>
          <text:list text:style-name="L4">
            <text:list-item>
              <text:list>
                <text:list-header>
                  <text:p text:style-name="P29"><text:span text:style-name="T23"/></text:p>
                  <text:p text:style-name="P29"><text:span text:style-name="T16">infil=open("fil.txt", "r", encoding="utf-8")</text:span></text:p>
                  <text:p text:style-name="P29"><text:span text:style-name="T16">utfil=open("utfil.txt", "w")</text:span></text:p>
                  <text:p text:style-name="P29"><text:span text:style-name="T16">for rad in infil:</text:span></text:p>
                  <text:p text:style-name="P29"><text:span text:style-name="T16"><text:s text:c="4"/></text:span><text:span text:style-name="T16">s=rad.rstrip().upper()</text:span></text:p>
                  <text:p text:style-name="P29"><text:span text:style-name="T16"><text:s text:c="4"/></text:span><text:span text:style-name="T16">print(s, file=utfil)</text:span></text:p>
                  <text:p text:style-name="P29"><text:span text:style-name="T17"/></text:p>
                  <text:p text:style-name="P29"><text:span text:style-name="T16">$</text:span><text:span text:style-name="T18"> cat fil.txt</text:span></text:p>
                  <text:p text:style-name="P29"><text:span text:style-name="T16">Ett två</text:span></text:p>
                  <text:p text:style-name="P29"><text:span text:style-name="T16">och tre.</text:span></text:p>
                  <text:p text:style-name="P29"><text:span text:style-name="T16">$</text:span><text:span text:style-name="T18"> python3 konv.py </text:span></text:p>
                  <text:p text:style-name="P29"><text:span text:style-name="T16">$</text:span><text:span text:style-name="T18"> cat utfil.txt</text:span></text:p>
                  <text:p text:style-name="P29"><text:span text:style-name="T16">ETT TVÅ</text:span></text:p>
                  <text:p text:style-name="P29"><text:span text:style-name="T16">OCH TRE.</text:span></text:p>
                </text:list-header>
              </text:list>
            </text:list-item>
          </text:list>
          <text:list text:style-name="L8">
            <text:list-header>
              <text:p text:style-name="P30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1" draw:layer="layout" svg:width="21.468cm" svg:height="1.119cm" svg:x="3.265cm" svg:y="19.366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3" draw:layer="layout" svg:width="1.4cm" svg:height="1.119cm" svg:x="25.2cm" svg:y="19.366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5.254cm" svg:height="11.139cm" svg:x="2.874cm" svg:y="2.225cm" draw:page-number="4" presentation:class="page"/>
          <draw:custom-shape draw:style-name="gr23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custom-shape draw:style-name="gr29" draw:text-style-name="P9" draw:layer="layout" svg:width="22.4cm" svg:height="2.8cm" svg:x="2.8cm" svg:y="0cm">
          <text:list text:style-name="L1">
            <text:list-header>
              <text:p text:style-name="P8"><text:span text:style-name="T4">Filer - läs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35" draw:layer="layout" svg:width="22.4cm" svg:height="14.987cm" svg:x="2.8cm" svg:y="3.544cm">
          <text:list text:style-name="L3">
            <text:list-item>
              <text:p text:style-name="P31"><text:span text:style-name="T25">read()</text:span></text:p>
            </text:list-item>
          </text:list>
          <text:list text:style-name="L4">
            <text:list-item>
              <text:list>
                <text:list-header>
                  <text:p text:style-name="P32"><text:span text:style-name="T26">&gt;&gt;&gt; </text:span><text:span text:style-name="T27">fp.read()</text:span><text:span text:style-name="T26"> <text:s text:c="4"/># Läser in hela filen</text:span></text:p>
                  <text:p text:style-name="P32"><text:span text:style-name="T26">'This is the entire file.\n'</text:span></text:p>
                  <text:p text:style-name="P32"><text:span text:style-name="T26">&gt;&gt;&gt; </text:span><text:span text:style-name="T27">fp.read(size)</text:span><text:span text:style-name="T26"> # Läser in </text:span><text:span text:style-name="T28">size</text:span><text:span text:style-name="T26"> bytes</text:span></text:p>
                </text:list-header>
              </text:list>
            </text:list-item>
          </text:list>
          <text:list text:style-name="L3">
            <text:list-item>
              <text:p text:style-name="P33"><text:span text:style-name="T25">readline()</text:span></text:p>
            </text:list-item>
          </text:list>
          <text:list text:style-name="L4">
            <text:list-item>
              <text:list>
                <text:list-header>
                  <text:p text:style-name="P32"><text:span text:style-name="T26">&gt;&gt;&gt; </text:span><text:span text:style-name="T27">fp.readline()</text:span><text:span text:style-name="T26"> <text:s text:c="4"/># Läser en rad</text:span></text:p>
                  <text:p text:style-name="P32"><text:span text:style-name="T26">'This is the first line of the file.\n'</text:span></text:p>
                  <text:p text:style-name="P32"><text:span text:style-name="T26">&gt;&gt;&gt; </text:span><text:span text:style-name="T27">fp.readline()</text:span><text:span text:style-name="T26"> <text:s text:c="4"/># Läser in nästa rad</text:span></text:p>
                  <text:p text:style-name="P32"><text:span text:style-name="T26">'This is the second line of the file.\n'</text:span></text:p>
                </text:list-header>
              </text:list>
            </text:list-item>
          </text:list>
          <text:list text:style-name="L3">
            <text:list-item>
              <text:p text:style-name="P33"><text:span text:style-name="T25">readlines()</text:span></text:p>
            </text:list-item>
          </text:list>
          <text:list text:style-name="L4">
            <text:list-item>
              <text:list>
                <text:list-header>
                  <text:p text:style-name="P32"><text:span text:style-name="T26">&gt;&gt;&gt; </text:span><text:span text:style-name="T27">fp.readlines()</text:span><text:span text:style-name="T26"> <text:s text:c="4"/># Läser in hela filen</text:span></text:p>
                  <text:p text:style-name="P32"><text:span text:style-name="T26">['This is the first line of the file.\n', 'Second line of the file\n']</text:span></text:p>
                </text:list-header>
              </text:list>
            </text:list-item>
          </text:list>
          <text:list text:style-name="L3">
            <text:list-item>
              <text:p text:style-name="P33"><text:span text:style-name="T29">loopa över filobjektet - mer minneseffektivt</text:span></text:p>
            </text:list-item>
          </text:list>
          <text:list text:style-name="L4">
            <text:list-item>
              <text:list>
                <text:list-header>
                  <text:p text:style-name="P32"><text:span text:style-name="T26">&gt;&gt;&gt; </text:span><text:span text:style-name="T27">for line in fp:</text:span></text:p>
                  <text:p text:style-name="P32"><text:span text:style-name="T26">... <text:s text:c="3"/></text:span><text:span text:style-name="T27">print(line, end='')</text:span></text:p>
                  <text:p text:style-name="P32"><text:span text:style-name="T26">This is the first line of the file.</text:span></text:p>
                  <text:p text:style-name="P32"><text:span text:style-name="T26">Second line of the file</text:span></text:p>
                </text:list-header>
              </text:list>
            </text:list-item>
          </text:list>
          <text:list text:style-name="L8">
            <text:list-header>
              <text:p text:style-name="P34"><text:span text:style-name="T3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1" draw:layer="layout" svg:width="21.468cm" svg:height="1.119cm" svg:x="3.265cm" svg:y="19.366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3" draw:layer="layout" svg:width="1.4cm" svg:height="1.119cm" svg:x="25.199cm" svg:y="19.365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5.254cm" svg:height="11.139cm" svg:x="2.874cm" svg:y="2.225cm" draw:page-number="5" presentation:class="page"/>
          <draw:custom-shape draw:style-name="gr23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style-name="gr34" draw:text-style-name="P9" draw:layer="layout" svg:width="22.4cm" svg:height="2.8cm" svg:x="2.8cm" svg:y="0cm">
          <text:list text:style-name="L1">
            <text:list-header>
              <text:p text:style-name="P8"><text:span text:style-name="T4">Filer - skrivning, sök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40" draw:layer="layout" svg:width="22.4cm" svg:height="14.422cm" svg:x="2.8cm" svg:y="3.543cm">
          <text:list text:style-name="L3">
            <text:list-item>
              <text:p text:style-name="P36"><text:span text:style-name="T31">write()</text:span></text:p>
            </text:list-item>
          </text:list>
          <text:list text:style-name="L4">
            <text:list-item>
              <text:list>
                <text:list-header>
                  <text:p text:style-name="P37"><text:span text:style-name="T17">&gt;&gt;&gt; </text:span><text:span text:style-name="T32">fp.write('This is a test\n')</text:span></text:p>
                </text:list-header>
              </text:list>
            </text:list-item>
          </text:list>
          <text:list text:style-name="L3">
            <text:list-item>
              <text:p text:style-name="P38"><text:span text:style-name="T31">writelines()</text:span></text:p>
            </text:list-item>
          </text:list>
          <text:list text:style-name="L4">
            <text:list-item>
              <text:list>
                <text:list-header>
                  <text:p text:style-name="P37"><text:span text:style-name="T17">&gt;&gt;&gt; </text:span><text:span text:style-name="T32">s = ['First line\n', 'Second line\n']</text:span></text:p>
                  <text:p text:style-name="P37"><text:span text:style-name="T17">&gt;&gt;&gt; </text:span><text:span text:style-name="T32">fp.writelines(s)</text:span><text:span text:style-name="T17"> <text:s text:c="4"/># Skriver listan till fil</text:span></text:p>
                </text:list-header>
              </text:list>
            </text:list-item>
          </text:list>
          <text:list text:style-name="L3">
            <text:list-item>
              <text:p text:style-name="P38"><text:span text:style-name="T31">seek()</text:span><text:span text:style-name="T15"> flyttar filpekaren, </text:span><text:span text:style-name="T31">tell()</text:span><text:span text:style-name="T15"> talar om var filpekaren står</text:span></text:p>
            </text:list-item>
            <text:list-item>
              <text:p text:style-name="P38"><text:span text:style-name="T15">Se vidare </text:span><text:span text:style-name="T31">kapitel 7 - File Handling</text:span><text:span text:style-name="T15"> för övriga filobjekt-metoder</text:span></text:p>
            </text:list-item>
          </text:list>
          <text:list text:style-name="L8">
            <text:list-header>
              <text:p text:style-name="P39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1" draw:layer="layout" svg:width="21.468cm" svg:height="1.119cm" svg:x="3.265cm" svg:y="19.366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3" draw:layer="layout" svg:width="1.4cm" svg:height="1.119cm" svg:x="25.2cm" svg:y="19.366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5.254cm" svg:height="11.139cm" svg:x="2.874cm" svg:y="2.225cm" draw:page-number="6" presentation:class="page"/>
          <draw:custom-shape draw:style-name="gr23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style-name="gr39" draw:text-style-name="P9" draw:layer="layout" svg:width="22.4cm" svg:height="2.8cm" svg:x="2.8cm" svg:y="0cm">
          <text:list text:style-name="L1">
            <text:list-header>
              <text:p text:style-name="P8"><text:span text:style-name="T4">Exemp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6" draw:layer="layout" svg:width="22.4cm" svg:height="14.422cm" svg:x="2.8cm" svg:y="3.543cm">
          <text:list text:style-name="L3">
            <text:list-item>
              <text:p text:style-name="P23"><text:span text:style-name="T15">Konvertera till stor bokstav i andra raden</text:span></text:p>
            </text:list-item>
          </text:list>
          <text:list text:style-name="L4">
            <text:list-item>
              <text:list>
                <text:list-header>
                  <text:p text:style-name="P29"><text:span text:style-name="T23"/></text:p>
                  <text:p text:style-name="P29"><text:span text:style-name="T16">import sys</text:span></text:p>
                  <text:p text:style-name="P29"><text:span text:style-name="T16"/></text:p>
                  <text:p text:style-name="P29"><text:span text:style-name="T16">with open(sys.argv[1], "r+") as fp:</text:span></text:p>
                  <text:p text:style-name="P29"><text:span text:style-name="T16"><text:s text:c="4"/></text:span><text:span text:style-name="T16">fp.readline()</text:span></text:p>
                  <text:p text:style-name="P29"><text:span text:style-name="T16"><text:s text:c="4"/></text:span><text:span text:style-name="T16">pos=fp.tell()</text:span></text:p>
                  <text:p text:style-name="P29"><text:span text:style-name="T16"><text:s text:c="4"/></text:span><text:span text:style-name="T16">rad2=fp.readline()</text:span></text:p>
                  <text:p text:style-name="P29"><text:span text:style-name="T16"><text:s text:c="4"/></text:span><text:span text:style-name="T16">fp.seek(pos)</text:span></text:p>
                  <text:p text:style-name="P29"><text:span text:style-name="T16"><text:s text:c="4"/></text:span><text:span text:style-name="T16">fp.write(rad2.upper())</text:span></text:p>
                  <text:p text:style-name="P29"><text:span text:style-name="T17"/></text:p>
                </text:list-header>
              </text:list>
            </text:list-item>
          </text:list>
          <text:list text:style-name="L6">
            <text:list-header>
              <text:p text:style-name="P30"><text:span text:style-name="T24">$</text:span><text:span text:style-name="T19"> python andraraden.py fil.txt</text:span></text:p>
              <text:p text:style-name="P30"><text:span text:style-name="T24">$</text:span><text:span text:style-name="T19"> cat fil.txt</text:span></text:p>
              <text:p text:style-name="P30"><text:span text:style-name="T24">Ett två</text:span></text:p>
              <text:p text:style-name="P30"><text:span text:style-name="T24">OCH TRE.</text:span></text:p>
              <text:p text:style-name="P30"><text:span text:style-name="T24">$</text:span><text:span text:style-name="T19"> </text:span></text:p>
            </text:list-header>
          </text:list>
          <text:list text:style-name="L8">
            <text:list-header>
              <text:p text:style-name="P30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1" draw:layer="layout" svg:width="21.468cm" svg:height="1.119cm" svg:x="3.265cm" svg:y="19.366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3" draw:layer="layout" svg:width="1.4cm" svg:height="1.119cm" svg:x="25.199cm" svg:y="19.365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5.254cm" svg:height="11.139cm" svg:x="2.874cm" svg:y="2.225cm" draw:page-number="7" presentation:class="page"/>
          <draw:custom-shape draw:style-name="gr23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custom-shape draw:style-name="gr44" draw:text-style-name="P9" draw:layer="layout" svg:width="22.4cm" svg:height="2.8cm" svg:x="2.8cm" svg:y="0cm">
          <text:list text:style-name="L1">
            <text:list-header>
              <text:p text:style-name="P8"><text:span text:style-name="T4">Filer – fel teckenkod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26" draw:layer="layout" svg:width="22.4cm" svg:height="14.422cm" svg:x="2.8cm" svg:y="3.543cm">
          <text:list text:style-name="L3">
            <text:list-item>
              <text:p text:style-name="P23"><text:span text:style-name="T15">Om filen är i en annan teckenkodning än den man anger:</text:span></text:p>
            </text:list-item>
          </text:list>
          <text:list text:style-name="L4">
            <text:list-item>
              <text:list>
                <text:list-header>
                  <text:p text:style-name="P29"><text:span text:style-name="T23"/></text:p>
                  <text:p text:style-name="P29"><text:span text:style-name="T16">infil=open("fil.txt", "r", encoding="latin-1")</text:span></text:p>
                  <text:p text:style-name="P29"><text:span text:style-name="T16">utfil=open("utfil.txt", "w")</text:span></text:p>
                  <text:p text:style-name="P29"><text:span text:style-name="T16">for rad in infil:</text:span></text:p>
                  <text:p text:style-name="P29"><text:span text:style-name="T16"><text:s text:c="4"/></text:span><text:span text:style-name="T16">s=rad.rstrip().upper()</text:span></text:p>
                  <text:p text:style-name="P29"><text:span text:style-name="T16"><text:s text:c="4"/></text:span><text:span text:style-name="T16">print(s, file=utfil)</text:span></text:p>
                  <text:p text:style-name="P29"><text:span text:style-name="T17"/></text:p>
                  <text:p text:style-name="P29"><text:span text:style-name="T16">$</text:span><text:span text:style-name="T18"> cat fil.txt</text:span></text:p>
                  <text:p text:style-name="P29"><text:span text:style-name="T16">Ett två</text:span></text:p>
                  <text:p text:style-name="P29"><text:span text:style-name="T16">och tre.</text:span></text:p>
                  <text:p text:style-name="P29"><text:span text:style-name="T18">$ python3 konv.py </text:span></text:p>
                  <text:p text:style-name="P29"><text:span text:style-name="T18">$ cat utfil.txt</text:span></text:p>
                  <text:p text:style-name="P29"><text:span text:style-name="T16">ETT TVÃ¥</text:span></text:p>
                  <text:p text:style-name="P29"><text:span text:style-name="T16">OCH TRE.</text:span></text:p>
                </text:list-header>
              </text:list>
            </text:list-item>
          </text:list>
          <text:list text:style-name="L8">
            <text:list-header>
              <text:p text:style-name="P30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1" draw:layer="layout" svg:width="21.468cm" svg:height="1.119cm" svg:x="3.265cm" svg:y="19.366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3" draw:layer="layout" svg:width="1.4cm" svg:height="1.119cm" svg:x="25.199cm" svg:y="19.365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5.254cm" svg:height="11.139cm" svg:x="2.874cm" svg:y="2.225cm" draw:page-number="8" presentation:class="page"/>
          <draw:custom-shape draw:style-name="gr23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custom-shape draw:style-name="gr49" draw:text-style-name="P9" draw:layer="layout" svg:width="22.4cm" svg:height="2.8cm" svg:x="2.8cm" svg:y="0cm">
          <text:list text:style-name="L1">
            <text:list-header>
              <text:p text:style-name="P8"><text:span text:style-name="T4">Uni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46" draw:layer="layout" svg:width="22.4cm" svg:height="14.422cm" svg:x="2.8cm" svg:y="3.544cm">
          <text:list text:style-name="L7">
            <text:list-item>
              <text:p text:style-name="P41"><text:span text:style-name="T29">Från version 3.0 är strängar Unicode!</text:span></text:p>
            </text:list-item>
            <text:list-item>
              <text:p text:style-name="P41"><text:span text:style-name="T29">Representation Unicode vs UTF-8</text:span></text:p>
            </text:list-item>
          </text:list>
          <text:list text:style-name="L9">
            <text:list-item>
              <text:list>
                <text:list-item>
                  <text:p text:style-name="P42"><text:span text:style-name="T33">å, ä, ö motsvaras t.ex. i unicode av \u00e5, \u00e4, \u00f6 (sk. code point)</text:span></text:p>
                </text:list-item>
              </text:list>
            </text:list-item>
          </text:list>
          <text:list text:style-name="L6">
            <text:list-header>
              <text:p text:style-name="P43"><text:span text:style-name="T34">&gt;&gt;&gt; </text:span><text:span text:style-name="T35">'åäö'.encode('utf-8')</text:span></text:p>
              <text:p text:style-name="P43"><text:span text:style-name="T34">b'\xc3\xa5\xc3\xa4\xc3\xb6'</text:span></text:p>
              <text:p text:style-name="P43"><text:span text:style-name="T30">&gt;&gt;&gt; x = b'\xc3\xa5\xc3\xa4\xc3\xb6'</text:span></text:p>
              <text:p text:style-name="P43"><text:span text:style-name="T30">&gt;&gt;&gt; x.decode('utf-8')</text:span></text:p>
              <text:p text:style-name="P43"><text:span text:style-name="T30">'åäö'</text:span></text:p>
              <text:p text:style-name="P43"><text:span text:style-name="T34">&gt;&gt;&gt; </text:span><text:span text:style-name="T35">'åäö'.encode("latin1")</text:span></text:p>
              <text:p text:style-name="P43"><text:span text:style-name="T34">b'\xe5\xe4\xf6'</text:span></text:p>
              <text:p text:style-name="P43"><text:span text:style-name="T34">&gt;&gt;&gt; </text:span><text:span text:style-name="T35">print("G\u00f6ran")</text:span></text:p>
              <text:p text:style-name="P43"><text:span text:style-name="T34">Göran</text:span><text:span text:style-name="T35"><text:line-break/></text:span><text:span text:style-name="T35"/></text:p>
              <text:p text:style-name="P43"><text:span text:style-name="T36"><text:line-break/></text:span><text:span text:style-name="T37">...</text:span></text:p>
            </text:list-header>
          </text:list>
          <text:list text:style-name="L7">
            <text:list-item>
              <text:p text:style-name="P44"><text:span text:style-name="T29">Tips för att använda Unicode</text:span></text:p>
            </text:list-item>
          </text:list>
          <text:list text:style-name="L9">
            <text:list-item>
              <text:list>
                <text:list-item>
                  <text:p text:style-name="P42"><text:span text:style-name="T33">Använd endast </text:span><text:span text:style-name="T38">encode</text:span><text:span text:style-name="T33"> och </text:span><text:span text:style-name="T38">decode</text:span><text:span text:style-name="T33"> vid läsning/skrivning från/till fil, db etc</text:span></text:p>
                </text:list-item>
                <text:list-item>
                  <text:p text:style-name="P42"><text:span text:style-name="T33">Källkod <text:s/>antas vara kodad i UTF-8 om inget annat sägs</text:span><text:span text:style-name="T33"><text:line-break/></text:span><text:span text:style-name="T33">(=använd editor som kan förstå UTF-8)</text:span></text:p>
                </text:list-item>
                <text:list-item>
                  <text:p text:style-name="P42"><text:span text:style-name="T33">Annan kodning, t.ex. latin-1: </text:span><text:span text:style-name="T39"># -*- coding: latin-1 -*- <text:s/></text:span><text:span text:style-name="T40">på rad 2</text:span></text:p>
                </text:list-item>
              </text:list>
            </text:list-item>
          </text:list>
          <text:list text:style-name="L7">
            <text:list-item>
              <text:p text:style-name="P44"><text:span text:style-name="T29">Se vidare </text:span><text:span text:style-name="T25">kapitel 2 - Fundamental Data Types: Character Encodings</text:span></text:p>
            </text:list-item>
          </text:list>
          <text:list text:style-name="L8">
            <text:list-header>
              <text:p text:style-name="P45"><text:span text:style-name="T2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8" draw:layer="layout" svg:width="21.468cm" svg:height="1.119cm" svg:x="3.265cm" svg:y="19.366cm">
          <text:list text:style-name="L2">
            <text:list-header>
              <text:p text:style-name="P27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13" draw:layer="layout" svg:width="1.4cm" svg:height="1.119cm" svg:x="25.2cm" svg:y="19.365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5.254cm" svg:height="11.139cm" svg:x="2.874cm" svg:y="2.225cm" draw:page-number="9" presentation:class="page"/>
          <draw:custom-shape draw:style-name="gr23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custom-shape draw:style-name="gr54" draw:text-style-name="P9" draw:layer="layout" svg:width="22.4cm" svg:height="2.8cm" svg:x="2.8cm" svg:y="0cm">
          <text:list text:style-name="L1">
            <text:list-header>
              <text:p text:style-name="P8"><text:span text:style-name="T4">bytes (och bytearray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52" draw:layer="layout" svg:width="22.4cm" svg:height="14.587cm" svg:x="2.8cm" svg:y="3.544cm">
          <text:list text:style-name="L7">
            <text:list-item>
              <text:p text:style-name="P47"><text:span text:style-name="T29">Både </text:span><text:span text:style-name="T25">bytes</text:span><text:span text:style-name="T29"> och </text:span><text:span text:style-name="T25">bytearray</text:span><text:span text:style-name="T29"> är mycket lika strängar. Hanterar 8-bit unsigned integers</text:span></text:p>
            </text:list-item>
            <text:list-item>
              <text:p text:style-name="P47"><text:span text:style-name="T29">Typen </text:span><text:span text:style-name="T25">bytes</text:span><text:span text:style-name="T29"> är immutable och består av tecken med värdena 0-255</text:span></text:p>
            </text:list-item>
          </text:list>
          <text:list text:style-name="L9">
            <text:list-item>
              <text:list>
                <text:list-item>
                  <text:p text:style-name="P48"><text:span text:style-name="T33">Kan skrivas som </text:span><text:span text:style-name="T26">b'123'</text:span></text:p>
                </text:list-item>
              </text:list>
            </text:list-item>
          </text:list>
          <text:list text:style-name="L7">
            <text:list-item>
              <text:p text:style-name="P49"><text:span text:style-name="T29">Typen </text:span><text:span text:style-name="T25">bytearray</text:span><text:span text:style-name="T29"> är mutable</text:span></text:p>
            </text:list-item>
            <text:list-item>
              <text:p text:style-name="P49"><text:span text:style-name="T29">Exempel:</text:span></text:p>
            </text:list-item>
          </text:list>
          <text:list text:style-name="L4">
            <text:list-item>
              <text:list>
                <text:list-header>
                  <text:p text:style-name="P50"><text:span text:style-name="T26">&gt;&gt;&gt; </text:span><text:span text:style-name="T27">b = b'\x00123\xff'</text:span></text:p>
                  <text:p text:style-name="P50"><text:span text:style-name="T26">&gt;&gt;&gt; </text:span><text:span text:style-name="T27">b[4]</text:span></text:p>
                  <text:p text:style-name="P50"><text:span text:style-name="T26">255</text:span></text:p>
                  <text:p text:style-name="P50"><text:span text:style-name="T26">&gt;&gt;&gt; </text:span><text:span text:style-name="T27">list(b)</text:span></text:p>
                  <text:p text:style-name="P50"><text:span text:style-name="T26">[0, 49, 50, 51, 255]</text:span></text:p>
                  <text:p text:style-name="P50"><text:span text:style-name="T26">&gt;&gt;&gt; </text:span><text:span text:style-name="T27">ba = bytearray(b'\x00123\xff')</text:span></text:p>
                  <text:p text:style-name="P50"><text:span text:style-name="T26">&gt;&gt;&gt; </text:span><text:span text:style-name="T27">ba[4] = 200</text:span></text:p>
                  <text:p text:style-name="P50"><text:span text:style-name="T26">&gt;&gt;&gt; </text:span><text:span text:style-name="T27">ba</text:span></text:p>
                  <text:p text:style-name="P50"><text:span text:style-name="T26">bytearray(b'\x00123\xc8')</text:span></text:p>
                  <text:p text:style-name="P50"><text:span text:style-name="T26"/></text:p>
                  <text:p text:style-name="P50"><text:span text:style-name="T26">&gt;&gt;&gt; </text:span><text:span text:style-name="T27">bytes('\u00e5','latin-1')</text:span></text:p>
                  <text:p text:style-name="P50"><text:span text:style-name="T26">b'\xe5'</text:span></text:p>
                  <text:p text:style-name="P50"><text:span text:style-name="T26">&gt;&gt;&gt; </text:span><text:span text:style-name="T27">bytes('\u00e5','utf-8') </text:span><text:span text:style-name="T26"># -&gt; sträng.encode('utf-8')</text:span></text:p>
                  <text:p text:style-name="P50"><text:span text:style-name="T26">b'\xc3\xa5'</text:span></text:p>
                </text:list-header>
              </text:list>
            </text:list-item>
          </text:list>
          <text:list text:style-name="L8">
            <text:list-header>
              <text:p text:style-name="P51"><text:span text:style-name="T3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28" draw:layer="layout" svg:width="21.468cm" svg:height="1.119cm" svg:x="3.265cm" svg:y="19.366cm">
          <text:list text:style-name="L2">
            <text:list-header>
              <text:p text:style-name="P27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13" draw:layer="layout" svg:width="1.4cm" svg:height="1.119cm" svg:x="25.2cm" svg:y="19.366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6" draw:layer="layout" svg:width="15.254cm" svg:height="11.139cm" svg:x="2.874cm" svg:y="2.225cm" draw:page-number="10" presentation:class="page"/>
          <draw:custom-shape draw:style-name="gr59" draw:text-style-name="P54" draw:layer="layout" svg:width="15.303cm" svg:height="13.365cm" svg:x="2.824cm" svg:y="14.109cm">
            <text:list text:style-name="L10">
              <text:list-item>
                <text:p text:style-name="P53"><text:span text:style-name="T41">Sid 295 – 304 (2</text:span><text:span text:style-name="T42">nd</text:span><text:span text:style-name="T41">)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60" draw:text-style-name="P5" draw:layer="layout" svg:width="6.274cm" svg:height="1.256cm" svg:x="2.824cm" svg:y="27.501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1" draw:text-style-name="P7" draw:layer="layout" svg:width="1.412cm" svg:height="1.256cm" svg:x="18.599cm" svg:y="27.501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2" draw:text-style-name="P5" draw:layer="layout" svg:width="15.303cm" svg:height="1.146cm" svg:x="2.825cm" svg:y="0.916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custom-shape draw:style-name="gr63" draw:text-style-name="P9" draw:layer="layout" svg:width="22.4cm" svg:height="2.8cm" svg:x="2.8cm" svg:y="0cm">
          <text:list text:style-name="L1">
            <text:list-header>
              <text:p text:style-name="P8"><text:span text:style-name="T4">Läsa och skriva viss teckenkod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35" draw:layer="layout" svg:width="22.4cm" svg:height="15.122cm" svg:x="2.8cm" svg:y="3.544cm">
          <text:list text:style-name="L3">
            <text:list-item>
              <text:p text:style-name="P31"><text:span text:style-name="T29">Exempel 1 – det krångliga sättet</text:span></text:p>
            </text:list-item>
          </text:list>
          <text:list text:style-name="L4">
            <text:list-item>
              <text:list>
                <text:list-header>
                  <text:p text:style-name="P32"><text:span text:style-name="T26">#!/usr/bin/env python3</text:span></text:p>
                  <text:p text:style-name="P32"><text:span text:style-name="T26">hello_out = 'Hallå\n'</text:span></text:p>
                  <text:p text:style-name="P32"><text:span text:style-name="T26">bytes_out = hello_out.encode('utf-8')</text:span></text:p>
                  <text:p text:style-name="P32"><text:span text:style-name="T26">f = open('unicode-utf8.txt', 'wb')</text:span></text:p>
                  <text:p text:style-name="P32"><text:span text:style-name="T26">f.write(bytes_out)</text:span></text:p>
                  <text:p text:style-name="P32"><text:span text:style-name="T26">f.close()</text:span></text:p>
                  <text:p text:style-name="P32"><text:span text:style-name="T26">f = open('unicode-utf8.txt', 'rb')</text:span></text:p>
                  <text:p text:style-name="P32"><text:span text:style-name="T26">bytes_in = f.read()</text:span></text:p>
                  <text:p text:style-name="P32"><text:span text:style-name="T26">f.close()</text:span></text:p>
                  <text:p text:style-name="P32"><text:span text:style-name="T26">hello_in = bytes_in.decode('utf-8')</text:span></text:p>
                </text:list-header>
              </text:list>
            </text:list-item>
          </text:list>
          <text:list text:style-name="L3">
            <text:list-item>
              <text:p text:style-name="P33"><text:span text:style-name="T29">Exempel 2 – det lätta sättet (låt python göra jobbet)</text:span></text:p>
            </text:list-item>
          </text:list>
          <text:list text:style-name="L4">
            <text:list-item>
              <text:list>
                <text:list-header>
                  <text:p text:style-name="P32"><text:span text:style-name="T26">#!/usr/bin/env python3</text:span></text:p>
                  <text:p text:style-name="P32"><text:span text:style-name="T26">hello_out = 'Hallå\n'</text:span></text:p>
                  <text:p text:style-name="P32"><text:span text:style-name="T26">f = open('unicode-utf8.txt', 'w', encoding='utf-8')</text:span></text:p>
                  <text:p text:style-name="P32"><text:span text:style-name="T26">f.write(hello_out)</text:span></text:p>
                  <text:p text:style-name="P32"><text:span text:style-name="T26">f.close()</text:span></text:p>
                  <text:p text:style-name="P32"><text:span text:style-name="T26">...</text:span></text:p>
                </text:list-header>
              </text:list>
            </text:list-item>
          </text:list>
          <text:list text:style-name="L8">
            <text:list-header>
              <text:p text:style-name="P34"><text:span text:style-name="T3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1" draw:layer="layout" svg:width="21.468cm" svg:height="1.119cm" svg:x="3.265cm" svg:y="19.366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13" draw:layer="layout" svg:width="1.4cm" svg:height="1.119cm" svg:x="25.2cm" svg:y="19.365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5.254cm" svg:height="11.139cm" svg:x="2.874cm" svg:y="2.225cm" draw:page-number="11" presentation:class="page"/>
          <draw:custom-shape draw:style-name="gr23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custom-shape draw:style-name="gr68" draw:text-style-name="P9" draw:layer="layout" svg:width="22.4cm" svg:height="2.8cm" svg:x="2.799cm" svg:y="0cm">
          <text:list text:style-name="L1">
            <text:list-header>
              <text:p text:style-name="P8"><text:span text:style-name="T4">So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6" draw:layer="layout" svg:width="22.4cm" svg:height="14.422cm" svg:x="2.8cm" svg:y="3.543cm">
          <text:list text:style-name="L3">
            <text:list-item>
              <text:p text:style-name="P23"><text:span text:style-name="T15">Kommunikation över socket sker med bytes, inte strängar:</text:span></text:p>
            </text:list-item>
          </text:list>
          <text:list text:style-name="L4">
            <text:list-item>
              <text:list>
                <text:list-header>
                  <text:p text:style-name="P29"><text:span text:style-name="T23"/></text:p>
                  <text:p text:style-name="P29"><text:span text:style-name="T16">import socket</text:span></text:p>
                </text:list-header>
              </text:list>
            </text:list-item>
          </text:list>
          <text:list text:style-name="L6">
            <text:list-header>
              <text:p text:style-name="P55"><text:span text:style-name="T24"/></text:p>
              <text:p text:style-name="P55"><text:span text:style-name="T24">cmd = ['ticket fetch\r\n', 'PING ester\r\n',</text:span></text:p>
              <text:p text:style-name="P55"><text:span text:style-name="T24"><text:s text:c="7"/></text:span><text:span text:style-name="T24">'PING åsa\r\n']</text:span></text:p>
              <text:p text:style-name="P55"><text:span text:style-name="T24">s=socket.socket(socket.AF_INET, socket.SOCK_STREAM)</text:span></text:p>
              <text:p text:style-name="P55"><text:span text:style-name="T24">s.connect( ("lab04.bredbandskollen.se", 80) )</text:span></text:p>
              <text:p text:style-name="P55"><text:span text:style-name="T24">for msg in cmd:</text:span></text:p>
              <text:p text:style-name="P55"><text:span text:style-name="T24"><text:s text:c="4"/></text:span><text:span text:style-name="T24">s.sendall(msg.encode())</text:span></text:p>
              <text:p text:style-name="P55"><text:span text:style-name="T24"><text:s text:c="4"/></text:span><text:span text:style-name="T24">reply = b""</text:span></text:p>
              <text:p text:style-name="P55"><text:span text:style-name="T24"><text:s text:c="4"/></text:span><text:span text:style-name="T24">while reply[-2:] != b"\r\n":</text:span></text:p>
              <text:p text:style-name="P55"><text:span text:style-name="T24"><text:s text:c="8"/></text:span><text:span text:style-name="T24">r = s.recv(2000)</text:span></text:p>
              <text:p text:style-name="P55"><text:span text:style-name="T24"><text:s text:c="8"/></text:span><text:span text:style-name="T24">if not r:</text:span></text:p>
              <text:p text:style-name="P55"><text:span text:style-name="T24"><text:s text:c="12"/></text:span><text:span text:style-name="T24">raise SystemExit <text:s/># connection closed</text:span></text:p>
              <text:p text:style-name="P55"><text:span text:style-name="T24"><text:s text:c="8"/></text:span><text:span text:style-name="T24">reply += r</text:span></text:p>
              <text:p text:style-name="P55"><text:span text:style-name="T24"><text:s text:c="4"/></text:span><text:span text:style-name="T24">print("Reply:", reply.decode())</text:span></text:p>
              <text:p text:style-name="P55"><text:span text:style-name="T24">s.close()</text:span></text:p>
              <text:p text:style-name="P55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1" draw:layer="layout" svg:width="21.468cm" svg:height="1.119cm" svg:x="3.265cm" svg:y="19.366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3" draw:layer="layout" svg:width="1.4cm" svg:height="1.119cm" svg:x="25.2cm" svg:y="19.365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5.254cm" svg:height="11.139cm" svg:x="2.874cm" svg:y="2.225cm" draw:page-number="12" presentation:class="page"/>
          <draw:custom-shape draw:style-name="gr23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custom-shape draw:style-name="gr73" draw:text-style-name="P9" draw:layer="layout" svg:width="22.4cm" svg:height="2.8cm" svg:x="2.8cm" svg:y="0cm">
          <text:list text:style-name="L1">
            <text:list-header>
              <text:p text:style-name="P8"><text:span text:style-name="T4">Öv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35" draw:layer="layout" svg:width="22.4cm" svg:height="14.422cm" svg:x="2.8cm" svg:y="3.544cm">
          <text:list text:style-name="L11">
            <text:list-item>
              <text:p text:style-name="P31"><text:span text:style-name="T43">ovn0401/summera.py </text:span><text:span text:style-name="T15"><text:s/></text:span><text:span text:style-name="T44">Filen </text:span><text:span text:style-name="T45">tal.txt</text:span><text:span text:style-name="T44"> innehåller ett antal heltal, ett per rad. Skriv ett program som beräknar och skriver ut summan av alla talen i filen.</text:span></text:p>
            </text:list-item>
            <text:list-item>
              <text:p text:style-name="P31"><text:span text:style-name="T43">ovn0402/palindrom.py</text:span><text:span text:style-name="T15"> <text:s/></text:span><text:span text:style-name="T44">Filen ord.txt innehåller ett antal ord, ett per rad. Skriv ett program som letar reda på och skriver ut alla palindrom i filen, dvs ord som är samma framlänges och baklänges (t.ex. radar, ror, Anna). Ta inte hänsyn till stora/små bokstäver.</text:span><text:span text:style-name="T15"><text:line-break/></text:span><text:span text:style-name="T15">Tips: om </text:span><text:span text:style-name="T46">s</text:span><text:span text:style-name="T15"> är strängen </text:span><text:span text:style-name="T46">'Göran'</text:span><text:span text:style-name="T15">, så är </text:span><text:span text:style-name="T46">s[::-1]</text:span><text:span text:style-name="T15"> strängen</text:span><text:span text:style-name="T46"> 'naröG'</text:span><text:span text:style-name="T15">.</text:span></text:p>
            </text:list-item>
            <text:list-item>
              <text:p text:style-name="P31"><text:span text:style-name="T43">ovn0403/tounicode.py*</text:span><text:span text:style-name="T15"> <text:s/></text:span><text:span text:style-name="T44">Skriv ett program som läser in filen </text:span><text:span text:style-name="T45">fil2.txt</text:span><text:span text:style-name="T44"> (som är kodad i latin-1) och skriver ut samma text till filen </text:span><text:span text:style-name="T45">fil3.txt</text:span><text:span text:style-name="T44">, fast kodad i utf-8. (Se till att det görs close på den skrivna filen.)</text:span></text:p>
            </text:list-item>
            <text:list-item>
              <text:p text:style-name="P56"><text:span text:style-name="T47">ovn0404/webbsida.py**</text:span><text:span text:style-name="T48"> <text:s/></text:span><text:span text:style-name="T49">Öppna en connection till lab04.bredbandskollen.se port 80. Skicka kommandot</text:span><text:span text:style-name="T49"><text:line-break/></text:span><text:span text:style-name="T49"><text:line-break/></text:span><text:span text:style-name="T49"> <text:s text:c="3"/></text:span><text:span text:style-name="T50">GET /bigfile.bin?len=400 HTTP/1.0\r\n\r\n</text:span><text:span text:style-name="T50"><text:line-break/></text:span><text:span text:style-name="T49"><text:line-break/></text:span><text:span text:style-name="T49">Läs svaret. (Hur vet man när man läst hela svaret?) <text:s/>Programmet ska skriva ut antalet byte ”payload” i svaret (svaret består av en ”header” följt av en blankrad följt av det egentliga innehållet, alltså ”payload”).</text:span><text:span text:style-name="T44"><text:line-break/></text:span><text:span text:style-name="T44">Ledning:</text:span><text:span text:style-name="T15"> <text:s text:c="2"/></text:span><text:span text:style-name="T46">header, payload = reply.split('\r\n\r\n')</text:span><text:span text:style-name="T46"><text:line-break/></text:span><text:span text:style-name="T46"><text:line-break/></text:span><text:span text:style-name="T15"><text:tab/></text:span><text:span text:style-name="T15"> <text:s/></text:span><text:span text:style-name="T46"><text:line-break/></text:span><text:span text:style-name="T46"/></text:p>
            </text:list-item>
          </text:list>
          <text:list text:style-name="L12">
            <text:list-header>
              <text:p text:style-name="P57"><text:span text:style-name="T15"/></text:p>
              <text:p text:style-name="P58"><text:span text:style-name="T15"/></text:p>
            </text:list-header>
          </text:list>
          <text:list text:style-name="L8">
            <text:list-header>
              <text:p text:style-name="P59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61" draw:layer="layout" svg:width="21.468cm" svg:height="1.119cm" svg:x="3.265cm" svg:y="19.366cm">
          <text:list text:style-name="L2">
            <text:list-header>
              <text:p text:style-name="P60"><text:span text:style-name="T3">© Init AB</text:span><text:span text:style-name="T2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13" draw:layer="layout" svg:width="1.4cm" svg:height="1.119cm" svg:x="25.2cm" svg:y="19.366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6" draw:layer="layout" svg:width="15.254cm" svg:height="11.139cm" svg:x="2.874cm" svg:y="2.225cm" draw:page-number="13" presentation:class="page"/>
          <draw:custom-shape draw:style-name="gr78" draw:text-style-name="P5" draw:layer="layout" svg:width="6.274cm" svg:height="1.256cm" svg:x="2.824cm" svg:y="27.501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9" draw:text-style-name="P7" draw:layer="layout" svg:width="1.412cm" svg:height="1.256cm" svg:x="18.599cm" svg:y="27.501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0" draw:text-style-name="P5" draw:layer="layout" svg:width="15.303cm" svg:height="1.146cm" svg:x="2.825cm" svg:y="0.916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custom-shape draw:style-name="gr81" draw:text-style-name="P9" draw:layer="layout" svg:width="22.4cm" svg:height="2.8cm" svg:x="2.8cm" svg:y="0cm">
          <text:list text:style-name="L1">
            <text:list-header>
              <text:p text:style-name="P8"><text:span text:style-name="T4">Filer - kommandoradsparametra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40" draw:layer="layout" svg:width="22.4cm" svg:height="14.422cm" svg:x="2.8cm" svg:y="3.544cm">
          <text:list text:style-name="L3">
            <text:list-item>
              <text:p text:style-name="P36"><text:span text:style-name="T31">sys.argv</text:span></text:p>
            </text:list-item>
          </text:list>
          <text:list text:style-name="L4">
            <text:list-item>
              <text:list>
                <text:list-header>
                  <text:p text:style-name="P37"><text:span text:style-name="T16">#! /usr/bin/env python3</text:span></text:p>
                  <text:p text:style-name="P37"><text:span text:style-name="T16">#</text:span></text:p>
                  <text:p text:style-name="P37"><text:span text:style-name="T16">import sys</text:span></text:p>
                  <text:p text:style-name="P37"><text:span text:style-name="T16">print('you entered', len(sys.argv) - 1,</text:span></text:p>
                  <text:p text:style-name="P37"><text:span text:style-name="T16"><text:s text:c="6"/></text:span><text:span text:style-name="T16">'arguments...')</text:span></text:p>
                  <text:p text:style-name="P37"><text:span text:style-name="T16">print('they were: ', sys.argv[1:])</text:span></text:p>
                  <text:p text:style-name="P37"><text:span text:style-name="T17"/></text:p>
                  <text:p text:style-name="P37"><text:span text:style-name="T17">$ </text:span><text:span text:style-name="T32">chmod a+x args.py</text:span></text:p>
                  <text:p text:style-name="P37"><text:span text:style-name="T17">$ </text:span><text:span text:style-name="T32">./args.py arg1 arg2 arg3</text:span></text:p>
                  <text:p text:style-name="P37"><text:span text:style-name="T16">you entered 3 arguments...</text:span></text:p>
                  <text:p text:style-name="P37"><text:span text:style-name="T16">they were: <text:s/>['arg1', 'arg2', 'arg3']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11" draw:layer="layout" svg:width="21.468cm" svg:height="1.119cm" svg:x="3.265cm" svg:y="19.366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13" draw:layer="layout" svg:width="1.4cm" svg:height="1.119cm" svg:x="25.2cm" svg:y="19.366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6" draw:layer="layout" svg:width="15.254cm" svg:height="11.139cm" svg:x="2.874cm" svg:y="2.225cm" draw:page-number="14" presentation:class="page"/>
          <draw:custom-shape draw:style-name="gr86" draw:text-style-name="P54" draw:layer="layout" svg:width="15.303cm" svg:height="13.365cm" svg:x="2.824cm" svg:y="14.109cm">
            <text:list text:style-name="L13">
              <text:list-item>
                <text:p text:style-name="P53"><text:span text:style-name="T41">See sid 214ff (2</text:span><text:span text:style-name="T42">nd</text:span><text:span text:style-name="T41">) och optparse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87" draw:text-style-name="P5" draw:layer="layout" svg:width="6.274cm" svg:height="1.256cm" svg:x="2.824cm" svg:y="27.501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8" draw:text-style-name="P7" draw:layer="layout" svg:width="1.412cm" svg:height="1.256cm" svg:x="18.599cm" svg:y="27.501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9" draw:text-style-name="P5" draw:layer="layout" svg:width="15.303cm" svg:height="1.146cm" svg:x="2.825cm" svg:y="0.916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custom-shape draw:style-name="gr90" draw:text-style-name="P9" draw:layer="layout" svg:width="22.4cm" svg:height="2.8cm" svg:x="2.8cm" svg:y="0cm">
          <text:list text:style-name="L1">
            <text:list-header>
              <text:p text:style-name="P8"><text:span text:style-name="T4">Filer - stdin, stdout, stder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26" draw:layer="layout" svg:width="22.4cm" svg:height="15.006cm" svg:x="2.8cm" svg:y="3.544cm">
          <text:list text:style-name="L3">
            <text:list-item>
              <text:p text:style-name="P23"><text:span text:style-name="T15">Läs/skriv från filerna</text:span><text:span text:style-name="T31"> sys.stdin, sys.stdout, sys.stderr</text:span></text:p>
            </text:list-item>
          </text:list>
          <text:list text:style-name="L14">
            <text:list-item>
              <text:list>
                <text:list-item>
                  <text:p text:style-name="P62"><text:span text:style-name="T23">Behöver inte öppnas eller stängas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63"><text:span text:style-name="T23"/></text:p>
                  <text:p text:style-name="P63"><text:span text:style-name="T16">#! /usr/bin/env python3</text:span></text:p>
                  <text:p text:style-name="P63"><text:span text:style-name="T16">#</text:span></text:p>
                  <text:p text:style-name="P63"><text:span text:style-name="T16">import sys</text:span></text:p>
                  <text:p text:style-name="P63"><text:span text:style-name="T16">linecnt = 0</text:span></text:p>
                  <text:p text:style-name="P63"><text:span text:style-name="T16">for line in sys.stdin:</text:span></text:p>
                  <text:p text:style-name="P63"><text:span text:style-name="T16"><text:s text:c="4"/></text:span><text:span text:style-name="T16">linecnt += 1</text:span></text:p>
                  <text:p text:style-name="P63"><text:span text:style-name="T16"/></text:p>
                  <text:p text:style-name="P63"><text:span text:style-name="T16">print(linecnt)</text:span></text:p>
                  <text:p text:style-name="P63"><text:span text:style-name="T17"/></text:p>
                  <text:p text:style-name="P63"><text:span text:style-name="T16">$</text:span><text:span text:style-name="T18"> chmod a+x wc.py</text:span></text:p>
                  <text:p text:style-name="P63"><text:span text:style-name="T16">$</text:span><text:span text:style-name="T18"> cat wc.py | ./wc.py </text:span></text:p>
                  <text:p text:style-name="P63"><text:span text:style-name="T16">8</text:span></text:p>
                  <text:p text:style-name="P63"><text:span text:style-name="T16">$</text:span><text:span text:style-name="T18"> wc wc.py</text:span></text:p>
                  <text:p text:style-name="P63"><text:span text:style-name="T16"><text:s text:c="7"/></text:span><text:span text:style-name="T16">8 <text:s text:c="5"/>17 <text:s text:c="4"/>105 wc.py</text:span></text:p>
                </text:list-header>
              </text:list>
            </text:list-item>
          </text:list>
          <text:list text:style-name="L8">
            <text:list-header>
              <text:p text:style-name="P30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11" draw:layer="layout" svg:width="21.468cm" svg:height="1.119cm" svg:x="3.265cm" svg:y="19.366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13" draw:layer="layout" svg:width="1.4cm" svg:height="1.119cm" svg:x="25.2cm" svg:y="19.365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5.254cm" svg:height="11.139cm" svg:x="2.874cm" svg:y="2.225cm" draw:page-number="15" presentation:class="page"/>
          <draw:custom-shape draw:style-name="gr95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custom-shape draw:style-name="gr96" draw:text-style-name="P9" draw:layer="layout" svg:width="22.4cm" svg:height="2.8cm" svg:x="2.8cm" svg:y="0cm">
          <text:list text:style-name="L1">
            <text:list-header>
              <text:p text:style-name="P8"><text:span text:style-name="T4">Filer - stdin, stdout, stder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26" draw:layer="layout" svg:width="22.4cm" svg:height="14.422cm" svg:x="2.8cm" svg:y="3.543cm">
          <text:list text:style-name="L3">
            <text:list-item>
              <text:p text:style-name="P23"><text:span text:style-name="T15">Skriva till stderr, med </text:span><text:span text:style-name="T31">print()</text:span></text:p>
            </text:list-item>
          </text:list>
          <text:list text:style-name="L4">
            <text:list-item>
              <text:list>
                <text:list-header>
                  <text:p text:style-name="P64"><text:span text:style-name="T17">import sys</text:span></text:p>
                  <text:p text:style-name="P64"><text:span text:style-name="T17">print('Felmeddelande', file=sys.stderr)</text:span></text:p>
                </text:list-header>
              </text:list>
            </text:list-item>
          </text:list>
          <text:list text:style-name="L3">
            <text:list-item>
              <text:p text:style-name="P65"><text:span text:style-name="T15">Skriva till stderr med </text:span><text:span text:style-name="T31">write()</text:span></text:p>
            </text:list-item>
          </text:list>
          <text:list text:style-name="L4">
            <text:list-item>
              <text:list>
                <text:list-header>
                  <text:p text:style-name="P64"><text:span text:style-name="T17">import sys</text:span></text:p>
                  <text:p text:style-name="P64"><text:span text:style-name="T17">sys.stderr.write('Felmeddelande\n')</text:span></text:p>
                </text:list-header>
              </text:list>
            </text:list-item>
          </text:list>
          <text:list text:style-name="L3">
            <text:list-item>
              <text:p text:style-name="P65"><text:span text:style-name="T15">Omdirigering</text:span></text:p>
            </text:list-item>
          </text:list>
          <text:list text:style-name="L4">
            <text:list-item>
              <text:list>
                <text:list-header>
                  <text:p text:style-name="P64"><text:span text:style-name="T17">import sys</text:span></text:p>
                  <text:p text:style-name="P64"><text:span text:style-name="T17">out = open('out.txt','w')</text:span></text:p>
                  <text:p text:style-name="P64"><text:span text:style-name="T17">sys.stdout = out</text:span></text:p>
                  <text:p text:style-name="P64"><text:span text:style-name="T17">print('This goes to out.txt')</text:span></text:p>
                  <text:p text:style-name="P64"><text:span text:style-name="T17">sys.stdout = sys.__stdout__ <text:s text:c="2"/># Återställ stdout</text:span></text:p>
                  <text:p text:style-name="P64"><text:span text:style-name="T17">out.close()</text:span></text:p>
                </text:list-header>
              </text:list>
            </text:list-item>
          </text:list>
          <text:list text:style-name="L8">
            <text:list-header>
              <text:p text:style-name="P39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11" draw:layer="layout" svg:width="21.468cm" svg:height="1.119cm" svg:x="3.265cm" svg:y="19.366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13" draw:layer="layout" svg:width="1.4cm" svg:height="1.119cm" svg:x="25.2cm" svg:y="19.366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5.254cm" svg:height="11.139cm" svg:x="2.874cm" svg:y="2.225cm" draw:page-number="16" presentation:class="page"/>
          <draw:custom-shape draw:style-name="gr95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Standard" presentation:use-date-time-name="dtd1">
        <draw:custom-shape draw:style-name="gr101" draw:text-style-name="P9" draw:layer="layout" svg:width="22.4cm" svg:height="2.8cm" svg:x="2.8cm" svg:y="0cm">
          <text:list text:style-name="L1">
            <text:list-header>
              <text:p text:style-name="P8"><text:span text:style-name="T4">Filer - fil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70" draw:layer="layout" svg:width="22.4cm" svg:height="14.422cm" svg:x="2.8cm" svg:y="3.544cm">
          <text:list text:style-name="L3">
            <text:list-item>
              <text:p text:style-name="P66"><text:span text:style-name="T15">Modulerna </text:span><text:span text:style-name="T31">os, os.path</text:span></text:p>
            </text:list-item>
          </text:list>
          <text:list text:style-name="L4">
            <text:list-item>
              <text:list>
                <text:list-header>
                  <text:p text:style-name="P67"><text:span text:style-name="T17">os.getcwd() <text:s text:c="15"/># nuvarande katalog</text:span></text:p>
                  <text:p text:style-name="P67"><text:span text:style-name="T17">os.chdir(path) <text:s text:c="12"/># byt katalog</text:span></text:p>
                  <text:p text:style-name="P67"><text:span text:style-name="T17">os.listdir(path) <text:s text:c="10"/># lista filer i katalog</text:span></text:p>
                  <text:p text:style-name="P67"><text:span text:style-name="T17">os.mkdir(path) <text:s text:c="12"/># skapa katalog</text:span></text:p>
                  <text:p text:style-name="P67"><text:span text:style-name="T17">os.mkdirs(path) <text:s text:c="11"/># skapa flera nivåer av katalog</text:span></text:p>
                  <text:p text:style-name="P67"><text:span text:style-name="T17">os.rmdir(path) <text:s text:c="12"/># ta bort katalog</text:span></text:p>
                  <text:p text:style-name="P67"><text:span text:style-name="T17">os.removedirs(path) <text:s text:c="7"/># ta bort flera nivåer av katalog</text:span></text:p>
                  <text:p text:style-name="P67"><text:span text:style-name="T17">os.rename(old, new) <text:s text:c="7"/># byt namn</text:span></text:p>
                  <text:p text:style-name="P67"><text:span text:style-name="T17">os.renames(old, new) <text:s text:c="6"/># flytta till helt ny sökväg</text:span></text:p>
                  <text:p text:style-name="P67"><text:span text:style-name="T17">os.remove(path) <text:s text:c="11"/># ta bort fil</text:span></text:p>
                  <text:p text:style-name="P67"><text:span text:style-name="T17">os.path.join(path, file) <text:s text:c="2"/># sökväg till file i path</text:span></text:p>
                </text:list-header>
                <text:list-item>
                  <text:p text:style-name="P68"><text:span text:style-name="T17">os.path.getsize(filename) <text:s/># filstorlek</text:span></text:p>
                </text:list-item>
                <text:list-item>
                  <text:p text:style-name="P67"><text:span text:style-name="T17">os.stat(file) <text:s text:c="13"/># filstorlek, accesstid m.m.</text:span></text:p>
                </text:list-item>
              </text:list>
            </text:list-item>
          </text:list>
          <text:list text:style-name="L8">
            <text:list-header>
              <text:p text:style-name="P69"><text:span text:style-name="T5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11" draw:layer="layout" svg:width="21.468cm" svg:height="1.119cm" svg:x="3.265cm" svg:y="19.366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13" draw:layer="layout" svg:width="1.4cm" svg:height="1.119cm" svg:x="25.2cm" svg:y="19.365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5.254cm" svg:height="11.139cm" svg:x="2.874cm" svg:y="2.225cm" draw:page-number="17" presentation:class="page"/>
          <draw:custom-shape draw:style-name="gr95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Standard" presentation:use-date-time-name="dtd1">
        <draw:custom-shape draw:style-name="gr106" draw:text-style-name="P9" draw:layer="layout" svg:width="22.4cm" svg:height="2.8cm" svg:x="2.8cm" svg:y="0cm">
          <text:list text:style-name="L1">
            <text:list-header>
              <text:p text:style-name="P8"><text:span text:style-name="T4">Filer - fil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70" draw:layer="layout" svg:width="22.4cm" svg:height="14.422cm" svg:x="2.8cm" svg:y="3.544cm">
          <text:list text:style-name="L3">
            <text:list-item>
              <text:p text:style-name="P66"><text:span text:style-name="T15">Exempel</text:span></text:p>
            </text:list-item>
          </text:list>
          <text:list text:style-name="L4">
            <text:list-item>
              <text:list>
                <text:list-header>
                  <text:p text:style-name="P67"><text:span text:style-name="T17"/></text:p>
                </text:list-header>
                <text:list-item>
                  <text:p text:style-name="P67"><text:span text:style-name="T17">&gt;&gt;&gt; </text:span><text:span text:style-name="T32">import os</text:span></text:p>
                </text:list-item>
                <text:list-item>
                  <text:p text:style-name="P67"><text:span text:style-name="T17">&gt;&gt;&gt; </text:span><text:span text:style-name="T32">os.path.isdir(r"C:\TEMP")</text:span></text:p>
                </text:list-item>
                <text:list-item>
                  <text:p text:style-name="P67"><text:span text:style-name="T17">False</text:span></text:p>
                </text:list-item>
                <text:list-item>
                  <text:p text:style-name="P67"><text:span text:style-name="T17">&gt;&gt;&gt; </text:span><text:span text:style-name="T32">os.path.isdir("/tmp")</text:span></text:p>
                </text:list-item>
                <text:list-item>
                  <text:p text:style-name="P67"><text:span text:style-name="T17">True</text:span></text:p>
                </text:list-item>
                <text:list-item>
                  <text:p text:style-name="P67"><text:span text:style-name="T17">&gt;&gt;&gt; </text:span><text:span text:style-name="T32">os.getcwd()</text:span></text:p>
                </text:list-item>
                <text:list-item>
                  <text:p text:style-name="P67"><text:span text:style-name="T17">'/home/goran/GIT/pythonkurs/ovn0401'</text:span></text:p>
                </text:list-item>
                <text:list-item>
                  <text:p text:style-name="P67"><text:span text:style-name="T17">&gt;&gt;&gt; </text:span><text:span text:style-name="T32">kat = os.getcwd()</text:span></text:p>
                </text:list-item>
                <text:list-item>
                  <text:p text:style-name="P67"><text:span text:style-name="T17">&gt;&gt;&gt; </text:span><text:span text:style-name="T32">os.listdir(kat)</text:span></text:p>
                </text:list-item>
                <text:list-item>
                  <text:p text:style-name="P67"><text:span text:style-name="T53">['summera.py', 'tal.txt</text:span><text:span text:style-name="T17">', 'verify.py']</text:span></text:p>
                </text:list-item>
                <text:list-item>
                  <text:p text:style-name="P67"><text:span text:style-name="T17">&gt;&gt;&gt; </text:span><text:span text:style-name="T32">os.path.join(kat, "verify.py")</text:span></text:p>
                </text:list-item>
                <text:list-item>
                  <text:p text:style-name="P67"><text:span text:style-name="T17">'/home/goran/GIT/pythonkurs/ovn0401/verify.py'</text:span></text:p>
                </text:list-item>
                <text:list-item>
                  <text:p text:style-name="P67"><text:span text:style-name="T17">&gt;&gt;&gt;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11" draw:layer="layout" svg:width="21.468cm" svg:height="1.119cm" svg:x="3.265cm" svg:y="19.366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13" draw:layer="layout" svg:width="1.4cm" svg:height="1.119cm" svg:x="25.2cm" svg:y="19.365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5.254cm" svg:height="11.139cm" svg:x="2.874cm" svg:y="2.225cm" draw:page-number="18" presentation:class="page"/>
          <draw:custom-shape draw:style-name="gr95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Standard" presentation:use-date-time-name="dtd1">
        <draw:custom-shape draw:style-name="gr111" draw:text-style-name="P9" draw:layer="layout" svg:width="22.4cm" svg:height="2.8cm" svg:x="2.8cm" svg:y="0cm">
          <text:list text:style-name="L1">
            <text:list-header>
              <text:p text:style-name="P8"><text:span text:style-name="T4">Några konstan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72" draw:layer="layout" svg:width="22.4cm" svg:height="14.422cm" svg:x="2.8cm" svg:y="3.544cm">
          <text:list text:style-name="L3">
            <text:list-item>
              <text:p text:style-name="P66"><text:span text:style-name="T15">Modulen </text:span><text:span text:style-name="T31">os</text:span><text:span text:style-name="T15"> (</text:span><text:span text:style-name="T31">import os</text:span><text:span text:style-name="T15">) - Cross-platform</text:span></text:p>
            </text:list-item>
          </text:list>
          <text:list text:style-name="L4">
            <text:list-item>
              <text:list>
                <text:list-header>
                  <text:p text:style-name="P67"><text:span text:style-name="T17">os.name <text:s text:c="3"/># posix, nt, dos m.fl</text:span></text:p>
                  <text:p text:style-name="P67"><text:span text:style-name="T17">os.linesep # \n för Unix, \r\n för Windows, \r för Mac</text:span></text:p>
                  <text:p text:style-name="P67"><text:span text:style-name="T17">os.curdir <text:s/># . för Unix+Windows, : för Mac</text:span></text:p>
                  <text:p text:style-name="P67"><text:span text:style-name="T17">os.pardir <text:s/># .. för Unix+Windows, :: för Mac</text:span></text:p>
                  <text:p text:style-name="P67"><text:span text:style-name="T17">os.sep <text:s text:c="4"/># / för Unix, \ för Windows, : för Mac</text:span></text:p>
                  <text:p text:style-name="P67"><text:span text:style-name="T17">os.pathsep # : för Unix, ; för Windows</text:span></text:p>
                </text:list-header>
              </text:list>
            </text:list-item>
          </text:list>
          <text:list text:style-name="L3">
            <text:list-header>
              <text:p text:style-name="P71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11" draw:layer="layout" svg:width="21.468cm" svg:height="1.119cm" svg:x="3.265cm" svg:y="19.366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13" draw:layer="layout" svg:width="1.4cm" svg:height="1.119cm" svg:x="25.2cm" svg:y="19.365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5.254cm" svg:height="11.139cm" svg:x="2.874cm" svg:y="2.225cm" draw:page-number="19" presentation:class="page"/>
          <draw:custom-shape draw:style-name="gr95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Standard" presentation:use-date-time-name="dtd1">
        <draw:custom-shape draw:style-name="gr116" draw:text-style-name="P9" draw:layer="layout" svg:width="22.4cm" svg:height="2.8cm" svg:x="2.8cm" svg:y="0cm">
          <text:list text:style-name="L1">
            <text:list-header>
              <text:p text:style-name="P8"><text:span text:style-name="T4">Filer - fil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40" draw:layer="layout" svg:width="22.4cm" svg:height="14.422cm" svg:x="2.8cm" svg:y="3.544cm">
          <text:list text:style-name="L3">
            <text:list-item>
              <text:p text:style-name="P36"><text:span text:style-name="T15">Modulen </text:span><text:span text:style-name="T31">shutil</text:span><text:span text:style-name="T15"> erbjuder filoperationer på högre nivå, t.ex.:</text:span></text:p>
            </text:list-item>
          </text:list>
          <text:list text:style-name="L14">
            <text:list-item>
              <text:list>
                <text:list-item>
                  <text:p text:style-name="P73"><text:span text:style-name="T23">shutil.copy()</text:span></text:p>
                </text:list-item>
                <text:list-item>
                  <text:p text:style-name="P73"><text:span text:style-name="T23">shutil.copytree()</text:span></text:p>
                </text:list-item>
                <text:list-item>
                  <text:p text:style-name="P73"><text:span text:style-name="T23">shutil.rmtree()</text:span></text:p>
                </text:list-item>
                <text:list-item>
                  <text:p text:style-name="P73"><text:span text:style-name="T23">shutil.move()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74"><text:span text:style-name="T54"/></text:p>
                </text:list-header>
              </text:list>
            </text:list-item>
          </text:list>
          <text:list text:style-name="L3">
            <text:list-item>
              <text:p text:style-name="P38"><text:span text:style-name="T15">Se vidare </text:span><text:span text:style-name="T31">kapitel 5 - Modules: File, Directory and Process Handlin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11" draw:layer="layout" svg:width="21.468cm" svg:height="1.119cm" svg:x="3.265cm" svg:y="19.366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13" draw:layer="layout" svg:width="1.4cm" svg:height="1.119cm" svg:x="25.2cm" svg:y="19.365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5.254cm" svg:height="11.139cm" svg:x="2.874cm" svg:y="2.225cm" draw:page-number="20" presentation:class="page"/>
          <draw:custom-shape draw:style-name="gr95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Standard" presentation:use-date-time-name="dtd1">
        <draw:custom-shape draw:style-name="gr121" draw:text-style-name="P9" draw:layer="layout" svg:width="22.4cm" svg:height="2.8cm" svg:x="2.8cm" svg:y="0cm">
          <text:list text:style-name="L1">
            <text:list-header>
              <text:p text:style-name="P8"><text:span text:style-name="T4">Persistens/Datalagring - pick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35" draw:layer="layout" svg:width="22.4cm" svg:height="14.422cm" svg:x="2.8cm" svg:y="3.544cm">
          <text:list text:style-name="L3">
            <text:list-item>
              <text:p text:style-name="P31"><text:span text:style-name="T29">Python har stöd för att konvertera ett objekt till en dataström för lagring i t.ex. fil, sträng, databas eller överförd över nätverk samt givetvis återskapande av samma objekt.</text:span></text:p>
            </text:list-item>
            <text:list-item>
              <text:p text:style-name="P31"><text:span text:style-name="T29">Modulen </text:span><text:span text:style-name="T25">pickle</text:span><text:span text:style-name="T29"> stödjer t.ex. lagring av tal, strängar, listor, tupler, dictionaries, klassinstanser mm. Lagring av enstaka objekt:</text:span></text:p>
            </text:list-item>
          </text:list>
          <text:list text:style-name="L4">
            <text:list-item>
              <text:list>
                <text:list-header>
                  <text:p text:style-name="P32"><text:span text:style-name="T26"/></text:p>
                  <text:p text:style-name="P32"><text:span text:style-name="T26"># Spara undan</text:span></text:p>
                  <text:p text:style-name="P32"><text:span text:style-name="T39">import pickle</text:span></text:p>
                  <text:p text:style-name="P32"><text:span text:style-name="T39">favorite_color = { "lion": "yellow", "kitty": "red" }</text:span></text:p>
                  <text:p text:style-name="P32"><text:span text:style-name="T39">with open('data.3pickle', ’wb') as f:</text:span></text:p>
                  <text:p text:style-name="P32"><text:span text:style-name="T39"><text:s text:c="3"/></text:span><text:span text:style-name="T39">pickle.dump( favorite_color, f)</text:span></text:p>
                  <text:p text:style-name="P32"><text:span text:style-name="T26"/></text:p>
                  <text:p text:style-name="P32"><text:span text:style-name="T26"># Ladda tillbaka</text:span></text:p>
                  <text:p text:style-name="P32"><text:span text:style-name="T39">import pickle</text:span></text:p>
                  <text:p text:style-name="P32"><text:span text:style-name="T39">with open('data.3pickle', 'rb') as f:</text:span></text:p>
                  <text:p text:style-name="P32"><text:span text:style-name="T39"><text:s text:c="4"/></text:span><text:span text:style-name="T39">favorite_color = pickle.load(f)</text:span></text:p>
                  <text:p text:style-name="P32"><text:span text:style-name="T39">print(favorite_color)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11" draw:layer="layout" svg:width="21.468cm" svg:height="1.119cm" svg:x="3.265cm" svg:y="19.366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13" draw:layer="layout" svg:width="1.4cm" svg:height="1.119cm" svg:x="25.2cm" svg:y="19.365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6" draw:layer="layout" svg:width="15.254cm" svg:height="11.139cm" svg:x="2.874cm" svg:y="2.225cm" draw:page-number="21" presentation:class="page"/>
          <draw:custom-shape draw:style-name="gr95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  <draw:custom-shape draw:style-name="gr126" draw:text-style-name="P5" draw:layer="layout" svg:width="6.274cm" svg:height="1.256cm" svg:x="2.824cm" svg:y="27.501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7" draw:text-style-name="P7" draw:layer="layout" svg:width="1.413cm" svg:height="1.256cm" svg:x="18.599cm" svg:y="27.502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8" draw:text-style-name="P5" draw:layer="layout" svg:width="15.303cm" svg:height="1.146cm" svg:x="2.825cm" svg:y="0.916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Standard" presentation:use-date-time-name="dtd1">
        <draw:custom-shape draw:style-name="gr129" draw:text-style-name="P9" draw:layer="layout" svg:width="22.4cm" svg:height="2.8cm" svg:x="2.8cm" svg:y="0cm">
          <text:list text:style-name="L1">
            <text:list-header>
              <text:p text:style-name="P8"><text:span text:style-name="T4">Persistens/Datalagring - shel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40" draw:layer="layout" svg:width="22.4cm" svg:height="14.422cm" svg:x="2.8cm" svg:y="3.543cm">
          <text:list text:style-name="L3">
            <text:list-item>
              <text:p text:style-name="P36"><text:span text:style-name="T44">Modulen shelve läser och lagrar objekt i en ”databas” i form av ett dictionary</text:span></text:p>
            </text:list-item>
            <text:list-item>
              <text:p text:style-name="P36"><text:span text:style-name="T44">Nycklarna kan endast vara strängar. Använder pickle för att lagra värden</text:span></text:p>
            </text:list-item>
          </text:list>
          <text:list text:style-name="L4">
            <text:list-item>
              <text:list>
                <text:list-header>
                  <text:p text:style-name="P37"><text:span text:style-name="T17"/></text:p>
                  <text:p text:style-name="P37"><text:span text:style-name="T17">import shelve</text:span><text:span text:style-name="T17"><text:line-break/></text:span><text:span text:style-name="T17"/></text:p>
                  <text:p text:style-name="P37"><text:span text:style-name="T17">db = shelve.open('shelf.obj', 'c')</text:span></text:p>
                  <text:p text:style-name="P37"><text:span text:style-name="T17">db['primtal'] = [2, 3, 5, 7]</text:span></text:p>
                  <text:p text:style-name="P37"><text:span text:style-name="T17">db['udda'] = [1, 3, 5, 7, 9]</text:span></text:p>
                  <text:p text:style-name="P37"><text:span text:style-name="T17">db['jämna'] = [2, 4, 6, 8, 10]</text:span></text:p>
                  <text:p text:style-name="P37"><text:span text:style-name="T17"/></text:p>
                  <text:p text:style-name="P37"><text:span text:style-name="T17">db.close()</text:span></text:p>
                </text:list-header>
              </text:list>
            </text:list-item>
          </text:list>
          <text:list text:style-name="L8">
            <text:list-header>
              <text:p text:style-name="P39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11" draw:layer="layout" svg:width="21.468cm" svg:height="1.119cm" svg:x="3.265cm" svg:y="19.366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13" draw:layer="layout" svg:width="1.4cm" svg:height="1.119cm" svg:x="25.2cm" svg:y="19.365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5.254cm" svg:height="11.139cm" svg:x="2.874cm" svg:y="2.225cm" draw:page-number="22" presentation:class="page"/>
          <draw:custom-shape draw:style-name="gr95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Standard" presentation:use-date-time-name="dtd1">
        <draw:custom-shape draw:style-name="gr134" draw:text-style-name="P9" draw:layer="layout" svg:width="22.4cm" svg:height="2.8cm" svg:x="2.8cm" svg:y="0cm">
          <text:list text:style-name="L1">
            <text:list-header>
              <text:p text:style-name="P8"><text:span text:style-name="T4">Relationsdatabas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26" draw:layer="layout" svg:width="22.4cm" svg:height="14.422cm" svg:x="2.8cm" svg:y="3.543cm">
          <text:list text:style-name="L3">
            <text:list-item>
              <text:p text:style-name="P23"><text:span text:style-name="T15">Filbaserad databas: SQLite</text:span></text:p>
            </text:list-item>
          </text:list>
          <text:list text:style-name="L4">
            <text:list-item>
              <text:list>
                <text:list-header>
                  <text:p text:style-name="P64"><text:span text:style-name="T17"/></text:p>
                </text:list-header>
                <text:list-item>
                  <text:p text:style-name="P64"><text:span text:style-name="T17">import sqlite3</text:span></text:p>
                </text:list-item>
                <text:list-item>
                  <text:p text:style-name="P64"><text:span text:style-name="T17"/></text:p>
                </text:list-item>
                <text:list-item>
                  <text:p text:style-name="P64"><text:span text:style-name="T17">conn = sqlite3.connect('competition.db')</text:span></text:p>
                </text:list-item>
                <text:list-item>
                  <text:p text:style-name="P64"><text:span text:style-name="T17">c = conn.cursor()</text:span></text:p>
                </text:list-item>
                <text:list-item>
                  <text:p text:style-name="P64"><text:span text:style-name="T17">c.execute('SELECT id, name FROM dudes')</text:span></text:p>
                </text:list-item>
                <text:list-item>
                  <text:p text:style-name="P64"><text:span text:style-name="T17">for row in c:</text:span></text:p>
                </text:list-item>
                <text:list-item>
                  <text:p text:style-name="P64"><text:span text:style-name="T17"><text:s text:c="4"/></text:span><text:span text:style-name="T17">print(row)</text:span></text:p>
                </text:list-item>
                <text:list-item>
                  <text:p text:style-name="P64"><text:span text:style-name="T17"/></text:p>
                </text:list-item>
                <text:list-item>
                  <text:p text:style-name="P64"><text:span text:style-name="T17">c.execute('SELECT name FROM dudes WHERE id=3')</text:span></text:p>
                </text:list-item>
                <text:list-item>
                  <text:p text:style-name="P64"><text:span text:style-name="T17">print(c.fetchone())</text:span></text:p>
                </text:list-item>
                <text:list-item>
                  <text:p text:style-name="P64"><text:span text:style-name="T17"/></text:p>
                </text:list-item>
                <text:list-item>
                  <text:p text:style-name="P64"><text:span text:style-name="T17"/></text:p>
                </text:list-item>
              </text:list>
            </text:list-item>
          </text:list>
          <text:list text:style-name="L3">
            <text:list-item>
              <text:p text:style-name="P65"><text:span text:style-name="T15">Utskrift t.ex.</text:span></text:p>
            </text:list-item>
          </text:list>
          <text:list text:style-name="L4">
            <text:list-item>
              <text:list>
                <text:list-header>
                  <text:p text:style-name="P64"><text:span text:style-name="T17">(1, 'Bill')</text:span></text:p>
                </text:list-header>
                <text:list-item>
                  <text:p text:style-name="P64"><text:span text:style-name="T17">(2, 'Steve')</text:span></text:p>
                </text:list-item>
                <text:list-item>
                  <text:p text:style-name="P64"><text:span text:style-name="T17">(3, 'Linus')</text:span></text:p>
                </text:list-item>
                <text:list-item>
                  <text:p text:style-name="P64"><text:span text:style-name="T17">(4, 'Ken')</text:span></text:p>
                </text:list-item>
                <text:list-item>
                  <text:p text:style-name="P64"><text:span text:style-name="T17">('Linus',)</text:span></text:p>
                </text:list-item>
                <text:list-item>
                  <text:p text:style-name="P64"><text:span text:style-name="T17"/></text:p>
                </text:list-item>
              </text:list>
            </text:list-item>
          </text:list>
          <text:list text:style-name="L3">
            <text:list-header>
              <text:p text:style-name="P6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11" draw:layer="layout" svg:width="21.468cm" svg:height="1.119cm" svg:x="3.265cm" svg:y="19.366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13" draw:layer="layout" svg:width="1.4cm" svg:height="1.119cm" svg:x="25.2cm" svg:y="19.366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5.254cm" svg:height="11.139cm" svg:x="2.874cm" svg:y="2.225cm" draw:page-number="23" presentation:class="page"/>
          <draw:custom-shape draw:style-name="gr95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Standard" presentation:use-date-time-name="dtd1">
        <draw:custom-shape draw:style-name="gr139" draw:text-style-name="P9" draw:layer="layout" svg:width="22.4cm" svg:height="2.8cm" svg:x="2.8cm" svg:y="0cm">
          <text:list text:style-name="L1">
            <text:list-header>
              <text:p text:style-name="P8"><text:span text:style-name="T4">Skapa tabell, infoga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26" draw:layer="layout" svg:width="22.4cm" svg:height="14.422cm" svg:x="2.8cm" svg:y="3.543cm">
          <text:list text:style-name="L3">
            <text:list-header>
              <text:p text:style-name="P23"><text:span text:style-name="T17"/></text:p>
            </text:list-header>
          </text:list>
          <text:list text:style-name="L4">
            <text:list-item>
              <text:list>
                <text:list-item>
                  <text:p text:style-name="P64"><text:span text:style-name="T17">import sqlite3</text:span></text:p>
                </text:list-item>
                <text:list-item>
                  <text:p text:style-name="P64"><text:span text:style-name="T17"/></text:p>
                </text:list-item>
                <text:list-item>
                  <text:p text:style-name="P64"><text:span text:style-name="T17">conn = sqlite3.connect('competition.db')</text:span></text:p>
                </text:list-item>
                <text:list-item>
                  <text:p text:style-name="P64"><text:span text:style-name="T17">c = conn.cursor()</text:span></text:p>
                </text:list-item>
                <text:list-item>
                  <text:p text:style-name="P64"><text:span text:style-name="T17"/></text:p>
                </text:list-item>
                <text:list-item>
                  <text:p text:style-name="P64"><text:span text:style-name="T17">c.execute('''</text:span></text:p>
                </text:list-item>
                <text:list-item>
                  <text:p text:style-name="P64"><text:span text:style-name="T17"><text:s text:c="4"/></text:span><text:span text:style-name="T17">CREATE TABLE dudes (</text:span></text:p>
                </text:list-item>
                <text:list-item>
                  <text:p text:style-name="P64"><text:span text:style-name="T17"><text:s text:c="8"/></text:span><text:span text:style-name="T17">id INTEGER PRIMARY KEY AUTOINCREMENT,</text:span></text:p>
                </text:list-item>
                <text:list-item>
                  <text:p text:style-name="P64"><text:span text:style-name="T17"><text:s text:c="8"/></text:span><text:span text:style-name="T17">name TEXT)</text:span></text:p>
                </text:list-item>
                <text:list-item>
                  <text:p text:style-name="P64"><text:span text:style-name="T17">''')</text:span></text:p>
                </text:list-item>
                <text:list-item>
                  <text:p text:style-name="P64"><text:span text:style-name="T17"/></text:p>
                </text:list-item>
                <text:list-item>
                  <text:p text:style-name="P64"><text:span text:style-name="T53">sql = </text:span><text:span text:style-name="T17">'INSERT INTO dudes (name) VALUES (?)'</text:span></text:p>
                </text:list-item>
                <text:list-item>
                  <text:p text:style-name="P64"><text:span text:style-name="T17">for dude in "Bill Steve Linus Ken".split():</text:span></text:p>
                </text:list-item>
                <text:list-item>
                  <text:p text:style-name="P64"><text:span text:style-name="T17"><text:s text:c="4"/></text:span><text:span text:style-name="T17">c.execute(sql, (dude,))</text:span></text:p>
                </text:list-item>
                <text:list-item>
                  <text:p text:style-name="P64"><text:span text:style-name="T17"/></text:p>
                </text:list-item>
                <text:list-item>
                  <text:p text:style-name="P64"><text:span text:style-name="T17">c.execute('SELECT last_insert_rowid()')</text:span></text:p>
                </text:list-item>
                <text:list-item>
                  <text:p text:style-name="P64"><text:span text:style-name="T17">print(c.fetchone()) <text:s text:c="4"/># (4, ) <text:s text:c="2"/>Dvs. Ken fick id 4</text:span></text:p>
                </text:list-item>
                <text:list-item>
                  <text:p text:style-name="P64"><text:span text:style-name="T17"/></text:p>
                </text:list-item>
                <text:list-item>
                  <text:p text:style-name="P64"><text:span text:style-name="T17">conn.commit()</text:span></text:p>
                </text:list-item>
                <text:list-item>
                  <text:p text:style-name="P64"><text:span text:style-name="T17"/></text:p>
                </text:list-item>
              </text:list>
            </text:list-item>
          </text:list>
          <text:list text:style-name="L3">
            <text:list-header>
              <text:p text:style-name="P6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11" draw:layer="layout" svg:width="21.468cm" svg:height="1.119cm" svg:x="3.265cm" svg:y="19.366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13" draw:layer="layout" svg:width="1.4cm" svg:height="1.119cm" svg:x="25.2cm" svg:y="19.366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5.254cm" svg:height="11.139cm" svg:x="2.874cm" svg:y="2.225cm" draw:page-number="24" presentation:class="page"/>
          <draw:custom-shape draw:style-name="gr95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Standard" presentation:use-date-time-name="dtd1">
        <draw:custom-shape draw:style-name="gr144" draw:text-style-name="P9" draw:layer="layout" svg:width="22.4cm" svg:height="2.8cm" svg:x="2.8cm" svg:y="0cm">
          <text:list text:style-name="L1">
            <text:list-item>
              <text:p text:style-name="P8"><text:span text:style-name="T4">Relationsdatabaser: Foreign ke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26" draw:layer="layout" svg:width="22.4cm" svg:height="14.422cm" svg:x="2.8cm" svg:y="3.543cm">
          <text:list text:style-name="L3">
            <text:list-header>
              <text:p text:style-name="P23"><text:span text:style-name="T17">import sqlite3</text:span></text:p>
            </text:list-header>
          </text:list>
          <text:list text:style-name="L4">
            <text:list-item>
              <text:list>
                <text:list-item>
                  <text:p text:style-name="P64"><text:span text:style-name="T17"/></text:p>
                </text:list-item>
                <text:list-item>
                  <text:p text:style-name="P64"><text:span text:style-name="T17">conn = sqlite3.connect('competition.db')</text:span></text:p>
                </text:list-item>
                <text:list-item>
                  <text:p text:style-name="P64"><text:span text:style-name="T17">c = conn.cursor()</text:span></text:p>
                </text:list-item>
                <text:list-item>
                  <text:p text:style-name="P64"><text:span text:style-name="T17"/></text:p>
                </text:list-item>
                <text:list-item>
                  <text:p text:style-name="P64"><text:span text:style-name="T17">c.execute('''</text:span></text:p>
                </text:list-item>
                <text:list-item>
                  <text:p text:style-name="P64"><text:span text:style-name="T17"><text:s text:c="4"/></text:span><text:span text:style-name="T17">CREATE TABLE scores (</text:span></text:p>
                </text:list-item>
                <text:list-item>
                  <text:p text:style-name="P64"><text:span text:style-name="T17"><text:s text:c="8"/></text:span><text:span text:style-name="T17">dude INTEGER,</text:span></text:p>
                </text:list-item>
                <text:list-item>
                  <text:p text:style-name="P64"><text:span text:style-name="T17"><text:s text:c="8"/></text:span><text:span text:style-name="T17">score INT,</text:span></text:p>
                </text:list-item>
                <text:list-item>
                  <text:p text:style-name="P64"><text:span text:style-name="T17"><text:s text:c="8"/></text:span><text:span text:style-name="T17">FOREIGN KEY(dude) REFERENCES dudes(id))</text:span></text:p>
                </text:list-item>
                <text:list-item>
                  <text:p text:style-name="P64"><text:span text:style-name="T17">''')</text:span></text:p>
                </text:list-item>
                <text:list-item>
                  <text:p text:style-name="P64"><text:span text:style-name="T17"/></text:p>
                </text:list-item>
                <text:list-item>
                  <text:p text:style-name="P64"><text:span text:style-name="T17">sql = 'INSERT INTO scores (dude, score) VALUES (?, ?)'</text:span></text:p>
                </text:list-item>
                <text:list-item>
                  <text:p text:style-name="P64"><text:span text:style-name="T17">c.execute(sql, (1, 12))</text:span></text:p>
                </text:list-item>
                <text:list-item>
                  <text:p text:style-name="P64"><text:span text:style-name="T17">c.execute(sql, (2, 19))</text:span></text:p>
                </text:list-item>
                <text:list-item>
                  <text:p text:style-name="P64"><text:span text:style-name="T17">c.execute(sql, (3, 33))</text:span></text:p>
                </text:list-item>
                <text:list-item>
                  <text:p text:style-name="P64"><text:span text:style-name="T17">c.execute(sql, (4, 27))</text:span></text:p>
                </text:list-item>
                <text:list-item>
                  <text:p text:style-name="P64"><text:span text:style-name="T17"/></text:p>
                </text:list-item>
                <text:list-item>
                  <text:p text:style-name="P64"><text:span text:style-name="T17">conn.commit()</text:span></text:p>
                </text:list-item>
                <text:list-item>
                  <text:p text:style-name="P64"><text:span text:style-name="T17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11" draw:layer="layout" svg:width="21.468cm" svg:height="1.119cm" svg:x="3.265cm" svg:y="19.366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13" draw:layer="layout" svg:width="1.4cm" svg:height="1.119cm" svg:x="25.2cm" svg:y="19.366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5.254cm" svg:height="11.139cm" svg:x="2.874cm" svg:y="2.225cm" draw:page-number="25" presentation:class="page"/>
          <draw:custom-shape draw:style-name="gr95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Standard" presentation:use-date-time-name="dtd1">
        <draw:custom-shape draw:style-name="gr149" draw:text-style-name="P9" draw:layer="layout" svg:width="22.4cm" svg:height="2.8cm" svg:x="2.8cm" svg:y="0cm">
          <text:list text:style-name="L1">
            <text:list-header>
              <text:p text:style-name="P8"><text:span text:style-name="T4">Relationsdatabaser: sökninga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26" draw:layer="layout" svg:width="22.4cm" svg:height="14.422cm" svg:x="2.8cm" svg:y="3.543cm">
          <text:list text:style-name="L3">
            <text:list-header>
              <text:p text:style-name="P23"><text:span text:style-name="T17"/></text:p>
            </text:list-header>
          </text:list>
          <text:list text:style-name="L4">
            <text:list-item>
              <text:list>
                <text:list-item>
                  <text:p text:style-name="P64"><text:span text:style-name="T17">import sqlite3</text:span></text:p>
                </text:list-item>
                <text:list-item>
                  <text:p text:style-name="P64"><text:span text:style-name="T17"/></text:p>
                </text:list-item>
                <text:list-item>
                  <text:p text:style-name="P64"><text:span text:style-name="T17">conn = sqlite3.connect('competition.db')</text:span></text:p>
                </text:list-item>
                <text:list-item>
                  <text:p text:style-name="P64"><text:span text:style-name="T17">c = conn.cursor()</text:span></text:p>
                </text:list-item>
                <text:list-item>
                  <text:p text:style-name="P64"><text:span text:style-name="T17"/></text:p>
                </text:list-item>
                <text:list-item>
                  <text:p text:style-name="P64"><text:span text:style-name="T17">c.execute('''SELECT score, name FROM scores, dudes</text:span></text:p>
                </text:list-item>
                <text:list-item>
                  <text:p text:style-name="P64"><text:span text:style-name="T17"><text:s text:c="13"/></text:span><text:span text:style-name="T17">WHERE dude=id''')</text:span></text:p>
                </text:list-item>
                <text:list-item>
                  <text:p text:style-name="P64"><text:span text:style-name="T17">print(c.fetchall())</text:span></text:p>
                </text:list-item>
                <text:list-item>
                  <text:p text:style-name="P64"><text:span text:style-name="T17"/></text:p>
                </text:list-item>
                <text:list-item>
                  <text:p text:style-name="P64"><text:span text:style-name="T17">sql = '''SELECT s.score, d.name FROM scores s</text:span></text:p>
                </text:list-item>
                <text:list-item>
                  <text:p text:style-name="P64"><text:span text:style-name="T17"><text:s text:c="9"/></text:span><text:span text:style-name="T17">LEFT JOIN dudes d on s.dude=d.id</text:span></text:p>
                </text:list-item>
                <text:list-item>
                  <text:p text:style-name="P64"><text:span text:style-name="T17"><text:s text:c="9"/></text:span><text:span text:style-name="T17">WHERE score&gt;20'''</text:span></text:p>
                </text:list-item>
                <text:list-item>
                  <text:p text:style-name="P64"><text:span text:style-name="T17">c.execute(sql)</text:span></text:p>
                </text:list-item>
                <text:list-item>
                  <text:p text:style-name="P64"><text:span text:style-name="T17">print("\nDe bästa:", c.fetchall())</text:span></text:p>
                  <text:p text:style-name="P64"><text:span text:style-name="T17"/></text:p>
                </text:list-item>
              </text:list>
            </text:list-item>
          </text:list>
          <text:list text:style-name="L3">
            <text:list-item>
              <text:p text:style-name="P65"><text:span text:style-name="T15">Utskrift:</text:span></text:p>
            </text:list-item>
          </text:list>
          <text:list text:style-name="L4">
            <text:list-item>
              <text:list>
                <text:list-header>
                  <text:p text:style-name="P64"><text:span text:style-name="T17">[(12, 'Bill'), (19, 'Steve'), (33, 'Linus'), (27, 'Ken')]</text:span></text:p>
                </text:list-header>
                <text:list-item>
                  <text:p text:style-name="P64"><text:span text:style-name="T17"/></text:p>
                </text:list-item>
                <text:list-item>
                  <text:p text:style-name="P64"><text:span text:style-name="T17">De bästa: [(33, 'Linus'), (27, 'Ken')]</text:span></text:p>
                </text:list-item>
                <text:list-item>
                  <text:p text:style-name="P64"><text:span text:style-name="T17"/></text:p>
                </text:list-item>
                <text:list-item>
                  <text:p text:style-name="P64"><text:span text:style-name="T17"/></text:p>
                </text:list-item>
              </text:list>
            </text:list-item>
          </text:list>
          <text:list text:style-name="L3">
            <text:list-header>
              <text:p text:style-name="P6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11" draw:layer="layout" svg:width="21.468cm" svg:height="1.119cm" svg:x="3.265cm" svg:y="19.366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13" draw:layer="layout" svg:width="1.4cm" svg:height="1.119cm" svg:x="25.2cm" svg:y="19.366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5.254cm" svg:height="11.139cm" svg:x="2.874cm" svg:y="2.225cm" draw:page-number="26" presentation:class="page"/>
          <draw:custom-shape draw:style-name="gr95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Standard" presentation:use-date-time-name="dtd1">
        <draw:custom-shape draw:style-name="gr154" draw:text-style-name="P9" draw:layer="layout" svg:width="22.4cm" svg:height="2.8cm" svg:x="2.8cm" svg:y="0cm">
          <text:list text:style-name="L1">
            <text:list-header>
              <text:p text:style-name="P8"><text:span text:style-name="T4">Serialisering med JS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26" draw:layer="layout" svg:width="22.4cm" svg:height="14.422cm" svg:x="2.8cm" svg:y="3.543cm">
          <text:list text:style-name="L3">
            <text:list-item>
              <text:p text:style-name="P23"><text:span text:style-name="T15">Spara och läsa data i JSON-format</text:span></text:p>
            </text:list-item>
          </text:list>
          <text:list text:style-name="L4">
            <text:list-item>
              <text:list>
                <text:list-header>
                  <text:p text:style-name="P29"><text:span text:style-name="T23"/></text:p>
                </text:list-header>
              </text:list>
            </text:list-item>
          </text:list>
          <text:list text:style-name="L12">
            <text:list-header>
              <text:p text:style-name="P30"><text:span text:style-name="T24"><text:s text:c="2"/></text:span><text:span text:style-name="T24">import json</text:span></text:p>
              <text:p text:style-name="P30"><text:span text:style-name="T24"><text:s text:c="2"/></text:span><text:span text:style-name="T24">lista = [ 2, 3, 5, 7, 11, 13, 17, 19, 23]</text:span></text:p>
            </text:list-header>
          </text:list>
          <text:list text:style-name="L4">
            <text:list-item>
              <text:list>
                <text:list-header>
                  <text:p text:style-name="P29"><text:span text:style-name="T16"/></text:p>
                  <text:p text:style-name="P29"><text:span text:style-name="T16">with open("lista.json", "w") as utfil:</text:span></text:p>
                  <text:p text:style-name="P29"><text:span text:style-name="T16"><text:s text:c="4"/></text:span><text:span text:style-name="T16">print(json.dumps(lista), file=utfil)</text:span></text:p>
                  <text:p text:style-name="P29"><text:span text:style-name="T16"/></text:p>
                  <text:p text:style-name="P29"><text:span text:style-name="T16"># ...</text:span></text:p>
                  <text:p text:style-name="P29"><text:span text:style-name="T16"/></text:p>
                  <text:p text:style-name="P29"><text:span text:style-name="T16">with open("lista.json") as infil:</text:span></text:p>
                  <text:p text:style-name="P29"><text:span text:style-name="T16"><text:s text:c="4"/></text:span><text:span text:style-name="T16">nylista = json.loads(infil.read())</text:span></text:p>
                  <text:p text:style-name="P29"><text:span text:style-name="T16"/></text:p>
                  <text:p text:style-name="P29"><text:span text:style-name="T16">print(nylista[5])</text:span></text:p>
                  <text:p text:style-name="P29"><text:span text:style-name="T16"># 13</text:span></text:p>
                  <text:p text:style-name="P29"><text:span text:style-name="T16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" draw:text-style-name="P11" draw:layer="layout" svg:width="21.468cm" svg:height="1.119cm" svg:x="3.265cm" svg:y="19.366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13" draw:layer="layout" svg:width="1.4cm" svg:height="1.119cm" svg:x="25.2cm" svg:y="19.365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5.254cm" svg:height="11.139cm" svg:x="2.874cm" svg:y="2.225cm" draw:page-number="27" presentation:class="page"/>
          <draw:custom-shape draw:style-name="gr95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Standard" presentation:use-date-time-name="dtd1">
        <draw:custom-shape draw:style-name="gr159" draw:text-style-name="P9" draw:layer="layout" svg:width="22.4cm" svg:height="2.8cm" svg:x="2.8cm" svg:y="0cm">
          <text:list text:style-name="L1">
            <text:list-header>
              <text:p text:style-name="P8"><text:span text:style-name="T4">Öv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76" draw:layer="layout" svg:width="22.4cm" svg:height="14.422cm" svg:x="2.8cm" svg:y="3.543cm">
          <text:list text:style-name="L11">
            <text:list-item>
              <text:p text:style-name="P31"><text:span text:style-name="T55">ovn0405/sparajson.py</text:span><text:span text:style-name="T56"> </text:span></text:p>
              <text:list>
                <text:list-item>
                  <text:p text:style-name="P31"><text:span text:style-name="T56">Skapa funktionen </text:span><text:span text:style-name="T57">sparajson</text:span><text:span text:style-name="T56">. Den ska ta två parametrar: en lista (eller annan datastruktur) och ett filnamn. Funktionen ska konvertera listan till JSON-format och spara i filen.</text:span></text:p>
                </text:list-item>
                <text:list-item>
                  <text:p text:style-name="P31"><text:span text:style-name="T56">Skapa funktionen </text:span><text:span text:style-name="T57">laddajson</text:span><text:span text:style-name="T56">. Den ska ta ett filnamn som parameter. Filens innehåll ska läsas in som JSON och returneras som ett Python-värde.</text:span></text:p>
                </text:list-item>
              </text:list>
            </text:list-item>
            <text:list-item>
              <text:p text:style-name="P31"><text:span text:style-name="T55">ovn0406/sparapickle.py*</text:span><text:span text:style-name="T56"> <text:s/>Som ovan, men använd pickle i stället för JSON. <text:s/>Funktionerna ska heta </text:span><text:span text:style-name="T57">sparapickle</text:span><text:span text:style-name="T56"> och </text:span><text:span text:style-name="T57">laddapickle</text:span><text:span text:style-name="T56">.</text:span></text:p>
            </text:list-item>
          </text:list>
          <text:list text:style-name="L8">
            <text:list-header>
              <text:p text:style-name="P75"><text:span text:style-name="T5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61" draw:layer="layout" svg:width="21.468cm" svg:height="1.119cm" svg:x="3.265cm" svg:y="19.366cm">
          <text:list text:style-name="L2">
            <text:list-header>
              <text:p text:style-name="P60"><text:span text:style-name="T3">© Init AB</text:span><text:span text:style-name="T2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13" draw:layer="layout" svg:width="1.4cm" svg:height="1.119cm" svg:x="25.2cm" svg:y="19.365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6" draw:layer="layout" svg:width="15.254cm" svg:height="11.139cm" svg:x="2.874cm" svg:y="2.225cm" draw:page-number="28" presentation:class="page"/>
          <draw:custom-shape draw:style-name="gr164" draw:text-style-name="P54" draw:layer="layout" svg:width="15.303cm" svg:height="13.364cm" svg:x="2.824cm" svg:y="14.109cm">
            <text:list text:style-name="L15">
              <text:list-item>
                <text:p text:style-name="P53"><text:span text:style-name="T41">.</text:span></text:p>
              </text:list-item>
            </text:list>
            <text:list text:style-name="L12">
              <text:list-header>
                <text:p text:style-name="P77"><text:span text:style-name="T41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5" draw:text-style-name="P5" draw:layer="layout" svg:width="6.274cm" svg:height="1.256cm" svg:x="2.824cm" svg:y="27.501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6" draw:text-style-name="P7" draw:layer="layout" svg:width="1.413cm" svg:height="1.256cm" svg:x="18.599cm" svg:y="27.502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7" draw:text-style-name="P5" draw:layer="layout" svg:width="15.303cm" svg:height="1.146cm" svg:x="2.825cm" svg:y="0.916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Standard" presentation:use-date-time-name="dtd1">
        <draw:custom-shape draw:style-name="gr168" draw:text-style-name="P9" draw:layer="layout" svg:width="22.4cm" svg:height="2.8cm" svg:x="2.8cm" svg:y="0cm">
          <text:list text:style-name="L1">
            <text:list-header>
              <text:p text:style-name="P8"><text:span text:style-name="T4">Öv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76" draw:layer="layout" svg:width="22.4cm" svg:height="14.422cm" svg:x="2.8cm" svg:y="3.543cm">
          <text:list text:style-name="L11">
            <text:list-item>
              <text:p text:style-name="P31"><text:span text:style-name="T55">ovn0407/databas.py**</text:span></text:p>
              <text:list>
                <text:list-item>
                  <text:p text:style-name="P31"><text:span text:style-name="T58">Skapa funktionen </text:span><text:span text:style-name="T59">create</text:span><text:span text:style-name="T58"> som tar en sträng (ett filnamn) som parameter. <text:s/>Om filen finns, så ska den raderas. <text:s/>Sedan ska en SQLite-databas skapas </text:span><text:span text:style-name="T60">med tabellerna </text:span><text:span text:style-name="T61">dudes</text:span><text:span text:style-name="T60"> och </text:span><text:span text:style-name="T61">scores</text:span><text:span text:style-name="T60"> (enligt tidigare exempel) i den filen.</text:span></text:p>
                </text:list-item>
                <text:list-item>
                  <text:p text:style-name="P31"><text:span text:style-name="T60">Skapa funktionen </text:span><text:span text:style-name="T61">add_dude</text:span><text:span text:style-name="T60"> som tar tre parametrar:</text:span></text:p>
                  <text:list>
                    <text:list-item>
                      <text:p text:style-name="P31"><text:span text:style-name="T60">filnamn till SQLite-databasen</text:span></text:p>
                    </text:list-item>
                    <text:list-item>
                      <text:p text:style-name="P31"><text:span text:style-name="T60">en sträng som ger ett namn på en person (t.ex. ”Steve”)</text:span></text:p>
                    </text:list-item>
                    <text:list-item>
                      <text:p text:style-name="P31"><text:span text:style-name="T60">ett heltal som ger en poäng (t.ex. 19)</text:span></text:p>
                    </text:list-item>
                  </text:list>
                  <text:p text:style-name="P31"><text:span text:style-name="T60">Funktionen ska lägga in namnet i tabellen </text:span><text:span text:style-name="T61">dudes</text:span><text:span text:style-name="T60"> och poängen (med referens till namnet i </text:span><text:span text:style-name="T61">dudes</text:span><text:span text:style-name="T60">) i tabellen </text:span><text:span text:style-name="T61">scores</text:span><text:span text:style-name="T60">.</text:span></text:p>
                </text:list-item>
                <text:list-item>
                  <text:p text:style-name="P31"><text:span text:style-name="T60">Skapa funktionen </text:span><text:span text:style-name="T61">get_score</text:span><text:span text:style-name="T60"> som tar två strängar som parametrar. <text:s/>Den första parametern ska vara ett filnamnet till SQLite-databasen och den andra ska vara ett namn, t.ex. ”Steve”. <text:s/>Funktionen ska returnera poängen som personen med det namnet fick. <text:s/>Om personen inte fanns i databasen ska </text:span><text:span text:style-name="T61">None</text:span><text:span text:style-name="T60"> returneras.</text:span></text:p>
                </text:list-item>
              </text:list>
            </text:list-item>
          </text:list>
          <text:list text:style-name="L8">
            <text:list-header>
              <text:p text:style-name="P75"><text:span text:style-name="T5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61" draw:layer="layout" svg:width="21.468cm" svg:height="1.119cm" svg:x="3.265cm" svg:y="19.366cm">
          <text:list text:style-name="L2">
            <text:list-header>
              <text:p text:style-name="P60"><text:span text:style-name="T3">© Init AB</text:span><text:span text:style-name="T2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13" draw:layer="layout" svg:width="1.4cm" svg:height="1.119cm" svg:x="25.2cm" svg:y="19.365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6" draw:layer="layout" svg:width="15.254cm" svg:height="11.139cm" svg:x="2.874cm" svg:y="2.225cm" draw:page-number="29" presentation:class="page"/>
          <draw:custom-shape draw:style-name="gr173" draw:text-style-name="P54" draw:layer="layout" svg:width="15.303cm" svg:height="13.364cm" svg:x="2.824cm" svg:y="14.109cm">
            <text:list text:style-name="L15">
              <text:list-item>
                <text:p text:style-name="P53"><text:span text:style-name="T41">.</text:span></text:p>
              </text:list-item>
            </text:list>
            <text:list text:style-name="L12">
              <text:list-header>
                <text:p text:style-name="P77"><text:span text:style-name="T41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4" draw:text-style-name="P5" draw:layer="layout" svg:width="6.274cm" svg:height="1.256cm" svg:x="2.824cm" svg:y="27.501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5" draw:text-style-name="P7" draw:layer="layout" svg:width="1.413cm" svg:height="1.256cm" svg:x="18.599cm" svg:y="27.502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6" draw:text-style-name="P5" draw:layer="layout" svg:width="15.303cm" svg:height="1.146cm" svg:x="2.825cm" svg:y="0.916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1" svg:font-family="'Courier New'" style:font-family-generic="modern" style:font-pitch="fixed"/>
    <style:font-face style:name="Courier New3" svg:font-family="'Courier New'" style:font-adornments="標準" style:font-family-generic="modern" style:font-pitch="fixed"/>
    <style:font-face style:name="Arial" svg:font-family="Arial" style:font-pitch="variable"/>
    <style:font-face style:name="Arial3" svg:font-family="Arial" style:font-adornments="標準" style:font-pitch="variable"/>
    <style:font-face style:name="Calibri" svg:font-family="Calibri" style:font-pitch="variable"/>
    <style:font-face style:name="Calibri1" svg:font-family="Calibri" style:font-adornments="標準" style:font-pitch="variable"/>
    <style:font-face style:name="Courier New" svg:font-family="'Courier New'" style:font-pitch="variable"/>
    <style:font-face style:name="Courier New4" svg:font-family="'Courier New'" style:font-adornments="標準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ource Sans Pro4" svg:font-family="'Source Sans Pro'" style:font-adornments="標準" style:font-pitch="variable"/>
    <style:font-face style:name="ＭＳ Ｐゴシック1" svg:font-family="'ＭＳ Ｐゴシック'" style:font-pitch="variable"/>
    <style:font-face style:name="Courier New2" svg:font-family="'Courier New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Arial2" svg:font-family="Arial" style:font-family-generic="swiss" style:font-pitch="variable"/>
    <style:font-face style:name="Arial4" svg:font-family="Arial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" draw:border="0%"/>
    <draw:gradient draw:name="Fylld" draw:style="linear" draw:start-color="#ffffff" draw:end-color="#cccccc" draw:start-intensity="100%" draw:end-intensity="100%" draw:angle="300" draw:border="0%"/>
    <draw:gradient draw:name="Fylld_20_blå" draw:display-name="Fylld blå" draw:style="linear" draw:start-color="#729fcf" draw:end-color="#355269" draw:start-intensity="100%" draw:end-intensity="100%" draw:angle="300" draw:border="0%"/>
    <draw:gradient draw:name="Fylld_20_grön" draw:display-name="Fylld grön" draw:style="linear" draw:start-color="#77bc65" draw:end-color="#127622" draw:start-intensity="100%" draw:end-intensity="100%" draw:angle="300" draw:border="0%"/>
    <draw:gradient draw:name="Fylld_20_gul" draw:display-name="Fylld gul" draw:style="linear" draw:start-color="#ffde59" draw:end-color="#b47804" draw:start-intensity="100%" draw:end-intensity="100%" draw:angle="300" draw:border="0%"/>
    <draw:gradient draw:name="Fylld_20_röd" draw:display-name="Fylld röd" draw:style="linear" draw:start-color="#ff6d6d" draw:end-color="#c9211e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11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9a9a9a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9cm" fo:margin-right="0cm" fo:margin-top="0.271cm" fo:margin-bottom="0cm" fo:line-height="100%" fo:text-align="start" fo:text-indent="-1.049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0.8999996185303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272cm" fo:margin-right="0cm" fo:margin-top="0.232cm" fo:margin-bottom="0cm" fo:line-height="100%" fo:text-align="start" fo:text-indent="-0.87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.5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497cm" fo:margin-right="0cm" fo:margin-top="0.232cm" fo:margin-bottom="0cm" fo:line-height="100%" fo:text-align="start" fo:text-indent="-0.699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.5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896cm" fo:margin-right="0cm" fo:margin-top="0.232cm" fo:margin-bottom="0cm" fo:line-height="100%" fo:text-align="start" fo:text-indent="-0.699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.5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6.295cm" fo:margin-right="0cm" fo:margin-top="0.232cm" fo:margin-bottom="0cm" fo:line-height="100%" fo:text-align="start" fo:text-indent="-0.699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.5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6.295cm" fo:margin-right="0cm" fo:margin-top="0.232cm" fo:margin-bottom="0cm" fo:line-height="100%" fo:text-align="start" fo:text-indent="-0.699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.5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6.295cm" fo:margin-right="0cm" fo:margin-top="0.232cm" fo:margin-bottom="0cm" fo:line-height="100%" fo:text-align="start" fo:text-indent="-0.699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.5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6.295cm" fo:margin-right="0cm" fo:margin-top="0.232cm" fo:margin-bottom="0cm" fo:line-height="100%" fo:text-align="start" fo:text-indent="-0.699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.5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6.295cm" fo:margin-right="0cm" fo:margin-top="0.232cm" fo:margin-bottom="0cm" fo:line-height="100%" fo:text-align="start" fo:text-indent="-0.699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.5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9a9a9a" style:text-outline="false" style:text-line-through-style="none" style:text-line-through-type="none" style:text-position="0% 100%" style:font-name="Arial" fo:font-family="Arial" style:font-pitch="variable" fo:font-size="38.2000007629395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Objekt_20_utan_20_fyllning_20_och_20_utan_20_linjer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2.572cm" fo:min-width="24.932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6cm" fo:min-width="20.496cm" fo:padding-top="0.13cm" fo:padding-bottom="0.13cm" fo:padding-left="0.25cm" fo:padding-right="0.25cm" fo:wrap-option="no-wrap" draw:shadow-color="#808080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el1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13cm" fo:min-width="0cm" fo:padding-top="0.125cm" fo:padding-bottom="0.125cm" fo:padding-left="0.251cm" fo:padding-right="0.251cm" fo:wrap-option="wrap" draw:shadow-color="#808080"/>
    </style:style>
    <style:style style:name="Mpr16" style:family="presentation" style:parent-style-name="Titel1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13cm" fo:min-width="0cm" fo:padding-top="0.125cm" fo:padding-bottom="0.125cm" fo:padding-left="0.251cm" fo:padding-right="0.251cm" fo:wrap-option="wrap" draw:shadow-color="#808080"/>
    </style:style>
    <style:style style:name="Mpr17" style:family="presentation" style:parent-style-name="Titel1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02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loext:graphic-properties draw:fill="none" draw:fill-color="#ffffff"/>
      <style:paragraph-properties fo:text-align="center" style:writing-mode="lr-tb"/>
    </style:style>
    <style:style style:name="MP20" style:family="paragraph">
      <loext:graphic-properties draw:fill="none" draw:fill-color="#ffffff"/>
      <style:paragraph-properties style:writing-mode="lr-tb" style:font-independent-line-spacing="true"/>
    </style:style>
    <style:style style:name="MP21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5" style:family="paragraph">
      <loext:graphic-properties draw:fill="solid" draw:fill-color="#ffffff"/>
      <style:paragraph-properties fo:text-align="center"/>
    </style:style>
    <style:style style:name="MP26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style:font-name="Times New Roman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style:style style:name="MT4" style:family="text">
      <style:text-properties fo:color="#898989" style:font-name="Times New Roman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style:style style:name="MT5" style:family="text">
      <style:text-properties fo:color="#808080" style:font-name="Calibri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m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m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Titel1" style:page-layout-name="PM1" draw:style-name="Mdp2">
      <draw:frame draw:style-name="Mgr4" draw:text-style-name="MP19" draw:layer="backgroundobjects" svg:width="2.528cm" svg:height="2.397cm" svg:x="1.127cm" svg:y="17.582cm">
        <draw:image xlink:href="Pictures/10000201000000C7000000BC08008EE2C9E78A03.png" xlink:type="simple" xlink:show="embed" xlink:actuate="onLoad" loext:mime-type="image/png">
          <text:p/>
        </draw:image>
      </draw:frame>
      <draw:custom-shape draw:style-name="Mgr5" draw:text-style-name="MP20" draw:layer="backgroundobjects" svg:width="25.432cm" svg:height="12.832cm" svg:x="1.634cm" svg:y="5.834cm">
        <text:p/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366cm" svg:height="3.252cm" svg:x="2.798cm" svg:y="-0.496cm" presentation:class="title" presentation:placeholder="true">
        <draw:text-box/>
      </draw:frame>
      <draw:frame presentation:style-name="Titel1-outline1" draw:layer="backgroundobjects" svg:width="22.366cm" svg:height="14.388cm" svg:x="2.798cm" svg:y="3.544cm" presentation:class="outline" presentation:placeholder="true">
        <draw:text-box/>
      </draw:frame>
      <draw:frame draw:style-name="Mgr6" draw:text-style-name="MP22" draw:layer="backgroundobjects" svg:width="3.466cm" svg:height="1.366cm" svg:x="4.433cm" svg:y="19.132cm" presentation:class="date-time">
        <draw:text-box>
          <text:list text:style-name="ML3">
            <text:list-header>
              <text:p text:style-name="MP21"><text:span text:style-name="MT3">2019-10</text:span></text:p>
            </text:list-header>
          </text:list>
        </draw:text-box>
      </draw:frame>
      <draw:frame draw:style-name="Mgr7" draw:text-style-name="MP22" draw:layer="backgroundobjects" svg:width="8.833cm" svg:height="1.366cm" svg:x="9.565cm" svg:y="19.132cm" presentation:class="footer">
        <draw:text-box>
          <text:list text:style-name="ML3">
            <text:list-header>
              <text:p text:style-name="MP21"><text:span text:style-name="MT3">© Init AB</text:span></text:p>
            </text:list-header>
          </text:list>
        </draw:text-box>
      </draw:frame>
      <draw:frame draw:style-name="Mgr8" draw:text-style-name="MP24" draw:layer="backgroundobjects" svg:width="6.5cm" svg:height="1.366cm" svg:x="20.066cm" svg:y="19.132cm" presentation:class="page-number">
        <draw:text-box>
          <text:list text:style-name="ML4">
            <text:list-header>
              <text:p text:style-name="MP23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25" draw:layer="backgroundobjects" svg:width="21cm" svg:height="29.7cm" svg:x="0cm" svg:y="0cm">
          <text:p/>
        </draw:rect>
        <draw:custom-shape draw:style-name="Mgr10" draw:text-style-name="MP26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26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26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26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26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26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26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el1-title" draw:layer="backgroundobjects" svg:width="15.219cm" svg:height="11.106cm" svg:x="2.873cm" svg:y="2.223cm" presentation:class="page"/>
        <draw:frame presentation:style-name="Titel1-notes" draw:layer="backgroundobjects" svg:width="15.268cm" svg:height="13.331cm" svg:x="2.824cm" svg:y="14.109cm" presentation:class="notes" presentation:placeholder="true">
          <draw:text-box/>
        </draw:frame>
        <draw:frame presentation:style-name="Mpr15" draw:text-style-name="MP22" draw:layer="backgroundobjects" svg:width="6.239cm" svg:height="1.222cm" svg:x="2.824cm" svg:y="27.5cm" presentation:class="footer">
          <draw:text-box>
            <text:list text:style-name="ML5">
              <text:list-header>
                <text:p text:style-name="MP21"><text:span text:style-name="MT5">© Init AB</text:span></text:p>
              </text:list-header>
            </text:list>
          </draw:text-box>
        </draw:frame>
        <draw:frame presentation:style-name="Mpr16" draw:text-style-name="MP24" draw:layer="backgroundobjects" svg:width="1.378cm" svg:height="1.222cm" svg:x="18.598cm" svg:y="27.5cm" presentation:class="page-number">
          <draw:text-box>
            <text:list text:style-name="ML5">
              <text:list-header>
                <text:p text:style-name="MP23"><text:span text:style-name="MT5"><text:page-number>&lt;nummer&gt;</text:page-number></text:span></text:p>
              </text:list-header>
            </text:list>
          </draw:text-box>
        </draw:frame>
        <draw:frame presentation:style-name="Mpr17" draw:text-style-name="MP22" draw:layer="backgroundobjects" svg:width="15.268cm" svg:height="1.112cm" svg:x="2.824cm" svg:y="0.916cm" presentation:class="header">
          <draw:text-box>
            <text:list text:style-name="ML5">
              <text:list-header>
                <text:p text:style-name="MP21"><text:span text:style-name="MT5">Inits PowerPointmall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14T13:03:02.060565084</meta:creation-date>
    <meta:editing-duration>P1DT2H44M23S</meta:editing-duration>
    <meta:editing-cycles>18</meta:editing-cycles>
    <meta:generator>LibreOffice/6.3.2.2$Linux_X86_64 LibreOffice_project/30$Build-2</meta:generator>
    <dc:title>Alizarin</dc:title>
    <dc:date>2019-11-06T20:44:43.769288410</dc:date>
    <meta:document-statistic meta:object-count="285"/>
  </office:meta>
</office:document-meta>
</file>